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61pt"/>
    </style:style>
    <style:style style:name="co2" style:family="table-column">
      <style:table-column-properties fo:break-before="auto" style:column-width="103.61pt"/>
    </style:style>
    <style:style style:name="co3" style:family="table-column">
      <style:table-column-properties fo:break-before="auto" style:column-width="65.96pt"/>
    </style:style>
    <style:style style:name="co4" style:family="table-column">
      <style:table-column-properties fo:break-before="auto" style:column-width="66.76pt"/>
    </style:style>
    <style:style style:name="co5" style:family="table-column">
      <style:table-column-properties fo:break-before="auto" style:column-width="69.9pt"/>
    </style:style>
    <style:style style:name="co6" style:family="table-column">
      <style:table-column-properties fo:break-before="auto" style:column-width="11.9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alibrateCSV_20191107_151554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TC1</text:p>
          </table:table-cell>
          <table:table-cell office:value-type="string" calcext:value-type="string">
            <text:p><text:s/>TC2</text:p>
          </table:table-cell>
          <table:table-cell office:value-type="string" calcext:value-type="string">
            <text:p><text:s/>TC3</text:p>
          </table:table-cell>
          <table:table-cell office:value-type="string" calcext:value-type="string">
            <text:p><text:s/>Avg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Mean</text:p>
          </table:table-cell>
          <table:table-cell office:value-type="string" calcext:value-type="string">
            <text:p>TMedian</text:p>
          </table:table-cell>
          <table:table-cell office:value-type="string" calcext:value-type="string">
            <text:p><text:s/>TStdDev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2019-11-07 15:15:54</text:p>
          </table:table-cell>
          <table:table-cell office:value-type="float" office:value="27.44984" calcext:value-type="float">
            <text:p>27.44984</text:p>
          </table:table-cell>
          <table:table-cell office:value-type="float" office:value="0.121812835" calcext:value-type="float">
            <text:p>0.121812835</text:p>
          </table:table-cell>
          <table:table-cell office:value-type="float" office:value="0.126869694" calcext:value-type="float">
            <text:p>0.126869694</text:p>
          </table:table-cell>
          <table:table-cell office:value-type="float" office:value="0.135464088" calcext:value-type="float">
            <text:p>0.135464088</text:p>
          </table:table-cell>
          <table:table-cell office:value-type="float" office:value="0.128048872" calcext:value-type="float">
            <text:p>0.128048872</text:p>
          </table:table-cell>
          <table:table-cell office:value-type="float" office:value="0.126869694" calcext:value-type="float">
            <text:p>0.126869694</text:p>
          </table:table-cell>
          <table:table-cell office:value-type="float" office:value="0.128048872" calcext:value-type="float">
            <text:p>0.128048872</text:p>
          </table:table-cell>
          <table:table-cell office:value-type="float" office:value="0.00563513" calcext:value-type="float">
            <text:p>0.00563513</text:p>
          </table:table-cell>
          <table:table-cell office:value-type="float" office:value="-0.002550406" calcext:value-type="float">
            <text:p>-0.002550406</text:p>
          </table:table-cell>
          <table:table-cell office:value-type="float" office:value="-0.001503152" calcext:value-type="float">
            <text:p>-0.001503152</text:p>
          </table:table-cell>
          <table:table-cell office:value-type="float" office:value="0.000276658" calcext:value-type="float">
            <text:p>0.000276658</text:p>
          </table:table-cell>
          <table:table-cell office:value-type="float" office:value="-0.001258967" calcext:value-type="float">
            <text:p>-0.001258967</text:p>
          </table:table-cell>
          <table:table-cell office:value-type="float" office:value="-0.001503152" calcext:value-type="float">
            <text:p>-0.001503152</text:p>
          </table:table-cell>
          <table:table-cell office:value-type="float" office:value="-0.001258967" calcext:value-type="float">
            <text:p>-0.001258967</text:p>
          </table:table-cell>
          <table:table-cell office:value-type="float" office:value="0.001166988" calcext:value-type="float">
            <text:p>0.0011669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2019-11-07 15:15:56</text:p>
          </table:table-cell>
          <table:table-cell office:value-type="float" office:value="27.44478" calcext:value-type="float">
            <text:p>27.44478</text:p>
          </table:table-cell>
          <table:table-cell office:value-type="float" office:value="0.123377457" calcext:value-type="float">
            <text:p>0.123377457</text:p>
          </table:table-cell>
          <table:table-cell office:value-type="float" office:value="0.123911515" calcext:value-type="float">
            <text:p>0.123911515</text:p>
          </table:table-cell>
          <table:table-cell office:value-type="float" office:value="0.135809795" calcext:value-type="float">
            <text:p>0.135809795</text:p>
          </table:table-cell>
          <table:table-cell office:value-type="float" office:value="0.127699589" calcext:value-type="float">
            <text:p>0.127699589</text:p>
          </table:table-cell>
          <table:table-cell office:value-type="float" office:value="0.123911515" calcext:value-type="float">
            <text:p>0.123911515</text:p>
          </table:table-cell>
          <table:table-cell office:value-type="float" office:value="0.127699589" calcext:value-type="float">
            <text:p>0.127699589</text:p>
          </table:table-cell>
          <table:table-cell office:value-type="float" office:value="0.005738925" calcext:value-type="float">
            <text:p>0.005738925</text:p>
          </table:table-cell>
          <table:table-cell office:value-type="float" office:value="-0.002226379" calcext:value-type="float">
            <text:p>-0.002226379</text:p>
          </table:table-cell>
          <table:table-cell office:value-type="float" office:value="-0.002115778" calcext:value-type="float">
            <text:p>-0.002115778</text:p>
          </table:table-cell>
          <table:table-cell office:value-type="float" office:value="0.000348252" calcext:value-type="float">
            <text:p>0.000348252</text:p>
          </table:table-cell>
          <table:table-cell office:value-type="float" office:value="-0.001331302" calcext:value-type="float">
            <text:p>-0.001331302</text:p>
          </table:table-cell>
          <table:table-cell office:value-type="float" office:value="-0.002115778" calcext:value-type="float">
            <text:p>-0.002115778</text:p>
          </table:table-cell>
          <table:table-cell office:value-type="float" office:value="-0.001331302" calcext:value-type="float">
            <text:p>-0.001331302</text:p>
          </table:table-cell>
          <table:table-cell office:value-type="float" office:value="0.001188482" calcext:value-type="float">
            <text:p>0.00118848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2019-11-07 15:15:57</text:p>
          </table:table-cell>
          <table:table-cell office:value-type="float" office:value="27.44478" calcext:value-type="float">
            <text:p>27.44478</text:p>
          </table:table-cell>
          <table:table-cell office:value-type="float" office:value="0.121017709" calcext:value-type="float">
            <text:p>0.121017709</text:p>
          </table:table-cell>
          <table:table-cell office:value-type="float" office:value="0.126705781" calcext:value-type="float">
            <text:p>0.126705781</text:p>
          </table:table-cell>
          <table:table-cell office:value-type="float" office:value="0.135357396" calcext:value-type="float">
            <text:p>0.135357396</text:p>
          </table:table-cell>
          <table:table-cell office:value-type="float" office:value="0.127693629" calcext:value-type="float">
            <text:p>0.127693629</text:p>
          </table:table-cell>
          <table:table-cell office:value-type="float" office:value="0.126705781" calcext:value-type="float">
            <text:p>0.126705781</text:p>
          </table:table-cell>
          <table:table-cell office:value-type="float" office:value="0.127693629" calcext:value-type="float">
            <text:p>0.127693629</text:p>
          </table:table-cell>
          <table:table-cell office:value-type="float" office:value="0.005895679" calcext:value-type="float">
            <text:p>0.005895679</text:p>
          </table:table-cell>
          <table:table-cell office:value-type="float" office:value="-0.002715073" calcext:value-type="float">
            <text:p>-0.002715073</text:p>
          </table:table-cell>
          <table:table-cell office:value-type="float" office:value="-0.001537097" calcext:value-type="float">
            <text:p>-0.001537097</text:p>
          </table:table-cell>
          <table:table-cell office:value-type="float" office:value="0.000254562" calcext:value-type="float">
            <text:p>0.000254562</text:p>
          </table:table-cell>
          <table:table-cell office:value-type="float" office:value="-0.001332536" calcext:value-type="float">
            <text:p>-0.001332536</text:p>
          </table:table-cell>
          <table:table-cell office:value-type="float" office:value="-0.001537097" calcext:value-type="float">
            <text:p>-0.001537097</text:p>
          </table:table-cell>
          <table:table-cell office:value-type="float" office:value="-0.001332536" calcext:value-type="float">
            <text:p>-0.001332536</text:p>
          </table:table-cell>
          <table:table-cell office:value-type="float" office:value="0.001220947" calcext:value-type="float">
            <text:p>0.0012209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2019-11-07 15:15:58</text:p>
          </table:table-cell>
          <table:table-cell office:value-type="float" office:value="27.43973" calcext:value-type="float">
            <text:p>27.43973</text:p>
          </table:table-cell>
          <table:table-cell office:value-type="float" office:value="0.123053804" calcext:value-type="float">
            <text:p>0.123053804</text:p>
          </table:table-cell>
          <table:table-cell office:value-type="float" office:value="0.123506203" calcext:value-type="float">
            <text:p>0.123506203</text:p>
          </table:table-cell>
          <table:table-cell office:value-type="float" office:value="0.135986225" calcext:value-type="float">
            <text:p>0.135986225</text:p>
          </table:table-cell>
          <table:table-cell office:value-type="float" office:value="0.127515411" calcext:value-type="float">
            <text:p>0.127515411</text:p>
          </table:table-cell>
          <table:table-cell office:value-type="float" office:value="0.123506203" calcext:value-type="float">
            <text:p>0.123506203</text:p>
          </table:table-cell>
          <table:table-cell office:value-type="float" office:value="0.127515411" calcext:value-type="float">
            <text:p>0.127515411</text:p>
          </table:table-cell>
          <table:table-cell office:value-type="float" office:value="0.005992617" calcext:value-type="float">
            <text:p>0.005992617</text:p>
          </table:table-cell>
          <table:table-cell office:value-type="float" office:value="-0.002293406" calcext:value-type="float">
            <text:p>-0.002293406</text:p>
          </table:table-cell>
          <table:table-cell office:value-type="float" office:value="-0.002199716" calcext:value-type="float">
            <text:p>-0.002199716</text:p>
          </table:table-cell>
          <table:table-cell office:value-type="float" office:value="0.00038479" calcext:value-type="float">
            <text:p>0.00038479</text:p>
          </table:table-cell>
          <table:table-cell office:value-type="float" office:value="-0.001369444" calcext:value-type="float">
            <text:p>-0.001369444</text:p>
          </table:table-cell>
          <table:table-cell office:value-type="float" office:value="-0.002199716" calcext:value-type="float">
            <text:p>-0.002199716</text:p>
          </table:table-cell>
          <table:table-cell office:value-type="float" office:value="-0.001369444" calcext:value-type="float">
            <text:p>-0.001369444</text:p>
          </table:table-cell>
          <table:table-cell office:value-type="float" office:value="0.00124102" calcext:value-type="float">
            <text:p>0.001241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2019-11-07 15:16:00</text:p>
          </table:table-cell>
          <table:table-cell office:value-type="float" office:value="27.44984" calcext:value-type="float">
            <text:p>27.44984</text:p>
          </table:table-cell>
          <table:table-cell office:value-type="float" office:value="0.126217619" calcext:value-type="float">
            <text:p>0.126217619</text:p>
          </table:table-cell>
          <table:table-cell office:value-type="float" office:value="0.126460806" calcext:value-type="float">
            <text:p>0.126460806</text:p>
          </table:table-cell>
          <table:table-cell office:value-type="float" office:value="0.135144607" calcext:value-type="float">
            <text:p>0.135144607</text:p>
          </table:table-cell>
          <table:table-cell office:value-type="float" office:value="0.129274344" calcext:value-type="float">
            <text:p>0.129274344</text:p>
          </table:table-cell>
          <table:table-cell office:value-type="float" office:value="0.126460806" calcext:value-type="float">
            <text:p>0.126460806</text:p>
          </table:table-cell>
          <table:table-cell office:value-type="float" office:value="0.129274344" calcext:value-type="float">
            <text:p>0.129274344</text:p>
          </table:table-cell>
          <table:table-cell office:value-type="float" office:value="0.00415209" calcext:value-type="float">
            <text:p>0.00415209</text:p>
          </table:table-cell>
          <table:table-cell office:value-type="float" office:value="-0.001638194" calcext:value-type="float">
            <text:p>-0.001638194</text:p>
          </table:table-cell>
          <table:table-cell office:value-type="float" office:value="-0.001587831" calcext:value-type="float">
            <text:p>-0.001587831</text:p>
          </table:table-cell>
          <table:table-cell office:value-type="float" office:value="0.000210495" calcext:value-type="float">
            <text:p>0.000210495</text:p>
          </table:table-cell>
          <table:table-cell office:value-type="float" office:value="-0.001005177" calcext:value-type="float">
            <text:p>-0.001005177</text:p>
          </table:table-cell>
          <table:table-cell office:value-type="float" office:value="-0.001587831" calcext:value-type="float">
            <text:p>-0.001587831</text:p>
          </table:table-cell>
          <table:table-cell office:value-type="float" office:value="-0.001005177" calcext:value-type="float">
            <text:p>-0.001005177</text:p>
          </table:table-cell>
          <table:table-cell office:value-type="float" office:value="0.000859855" calcext:value-type="float">
            <text:p>0.00085985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2019-11-07 15:16:01</text:p>
          </table:table-cell>
          <table:table-cell office:value-type="float" office:value="27.44478" calcext:value-type="float">
            <text:p>27.44478</text:p>
          </table:table-cell>
          <table:table-cell office:value-type="float" office:value="0.122159138" calcext:value-type="float">
            <text:p>0.122159138</text:p>
          </table:table-cell>
          <table:table-cell office:value-type="float" office:value="0.124506369" calcext:value-type="float">
            <text:p>0.124506369</text:p>
          </table:table-cell>
          <table:table-cell office:value-type="float" office:value="0.136289017" calcext:value-type="float">
            <text:p>0.136289017</text:p>
          </table:table-cell>
          <table:table-cell office:value-type="float" office:value="0.127651508" calcext:value-type="float">
            <text:p>0.127651508</text:p>
          </table:table-cell>
          <table:table-cell office:value-type="float" office:value="0.124506369" calcext:value-type="float">
            <text:p>0.124506369</text:p>
          </table:table-cell>
          <table:table-cell office:value-type="float" office:value="0.127651508" calcext:value-type="float">
            <text:p>0.127651508</text:p>
          </table:table-cell>
          <table:table-cell office:value-type="float" office:value="0.006182356" calcext:value-type="float">
            <text:p>0.006182356</text:p>
          </table:table-cell>
          <table:table-cell office:value-type="float" office:value="-0.002478688" calcext:value-type="float">
            <text:p>-0.002478688</text:p>
          </table:table-cell>
          <table:table-cell office:value-type="float" office:value="-0.001992586" calcext:value-type="float">
            <text:p>-0.001992586</text:p>
          </table:table-cell>
          <table:table-cell office:value-type="float" office:value="0.000447497" calcext:value-type="float">
            <text:p>0.000447497</text:p>
          </table:table-cell>
          <table:table-cell office:value-type="float" office:value="-0.001341259" calcext:value-type="float">
            <text:p>-0.001341259</text:p>
          </table:table-cell>
          <table:table-cell office:value-type="float" office:value="-0.001992586" calcext:value-type="float">
            <text:p>-0.001992586</text:p>
          </table:table-cell>
          <table:table-cell office:value-type="float" office:value="-0.001341259" calcext:value-type="float">
            <text:p>-0.001341259</text:p>
          </table:table-cell>
          <table:table-cell office:value-type="float" office:value="0.001280315" calcext:value-type="float">
            <text:p>0.0012803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2019-11-07 15:16:02</text:p>
          </table:table-cell>
          <table:table-cell office:value-type="float" office:value="27.44478" calcext:value-type="float">
            <text:p>27.44478</text:p>
          </table:table-cell>
          <table:table-cell office:value-type="float" office:value="0.128351465" calcext:value-type="float">
            <text:p>0.128351465</text:p>
          </table:table-cell>
          <table:table-cell office:value-type="float" office:value="0.125782505" calcext:value-type="float">
            <text:p>0.125782505</text:p>
          </table:table-cell>
          <table:table-cell office:value-type="float" office:value="0.135678665" calcext:value-type="float">
            <text:p>0.135678665</text:p>
          </table:table-cell>
          <table:table-cell office:value-type="float" office:value="0.129937545" calcext:value-type="float">
            <text:p>0.129937545</text:p>
          </table:table-cell>
          <table:table-cell office:value-type="float" office:value="0.128351465" calcext:value-type="float">
            <text:p>0.128351465</text:p>
          </table:table-cell>
          <table:table-cell office:value-type="float" office:value="0.129937545" calcext:value-type="float">
            <text:p>0.129937545</text:p>
          </table:table-cell>
          <table:table-cell office:value-type="float" office:value="0.00419287" calcext:value-type="float">
            <text:p>0.00419287</text:p>
          </table:table-cell>
          <table:table-cell office:value-type="float" office:value="-0.001196283" calcext:value-type="float">
            <text:p>-0.001196283</text:p>
          </table:table-cell>
          <table:table-cell office:value-type="float" office:value="-0.001728304" calcext:value-type="float">
            <text:p>-0.001728304</text:p>
          </table:table-cell>
          <table:table-cell office:value-type="float" office:value="0.000321096" calcext:value-type="float">
            <text:p>0.000321096</text:p>
          </table:table-cell>
          <table:table-cell office:value-type="float" office:value="-0.000867831" calcext:value-type="float">
            <text:p>-0.000867831</text:p>
          </table:table-cell>
          <table:table-cell office:value-type="float" office:value="-0.001196283" calcext:value-type="float">
            <text:p>-0.001196283</text:p>
          </table:table-cell>
          <table:table-cell office:value-type="float" office:value="-0.000867831" calcext:value-type="float">
            <text:p>-0.000867831</text:p>
          </table:table-cell>
          <table:table-cell office:value-type="float" office:value="0.000868301" calcext:value-type="float">
            <text:p>0.00086830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019-11-07 15:16:03</text:p>
          </table:table-cell>
          <table:table-cell office:value-type="float" office:value="27.43973" calcext:value-type="float">
            <text:p>27.43973</text:p>
          </table:table-cell>
          <table:table-cell office:value-type="float" office:value="0.123257652" calcext:value-type="float">
            <text:p>0.123257652</text:p>
          </table:table-cell>
          <table:table-cell office:value-type="float" office:value="0.12769939" calcext:value-type="float">
            <text:p>0.12769939</text:p>
          </table:table-cell>
          <table:table-cell office:value-type="float" office:value="0.136048214" calcext:value-type="float">
            <text:p>0.136048214</text:p>
          </table:table-cell>
          <table:table-cell office:value-type="float" office:value="0.129001752" calcext:value-type="float">
            <text:p>0.129001752</text:p>
          </table:table-cell>
          <table:table-cell office:value-type="float" office:value="0.12769939" calcext:value-type="float">
            <text:p>0.12769939</text:p>
          </table:table-cell>
          <table:table-cell office:value-type="float" office:value="0.129001752" calcext:value-type="float">
            <text:p>0.129001752</text:p>
          </table:table-cell>
          <table:table-cell office:value-type="float" office:value="0.00530231" calcext:value-type="float">
            <text:p>0.00530231</text:p>
          </table:table-cell>
          <table:table-cell office:value-type="float" office:value="-0.00225119" calcext:value-type="float">
            <text:p>-0.00225119</text:p>
          </table:table-cell>
          <table:table-cell office:value-type="float" office:value="-0.001331325" calcext:value-type="float">
            <text:p>-0.001331325</text:p>
          </table:table-cell>
          <table:table-cell office:value-type="float" office:value="0.000397627" calcext:value-type="float">
            <text:p>0.000397627</text:p>
          </table:table-cell>
          <table:table-cell office:value-type="float" office:value="-0.001061629" calcext:value-type="float">
            <text:p>-0.001061629</text:p>
          </table:table-cell>
          <table:table-cell office:value-type="float" office:value="-0.001331325" calcext:value-type="float">
            <text:p>-0.001331325</text:p>
          </table:table-cell>
          <table:table-cell office:value-type="float" office:value="-0.001061629" calcext:value-type="float">
            <text:p>-0.001061629</text:p>
          </table:table-cell>
          <table:table-cell office:value-type="float" office:value="0.001098062" calcext:value-type="float">
            <text:p>0.00109806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019-11-07 15:16:04</text:p>
          </table:table-cell>
          <table:table-cell office:value-type="float" office:value="27.44984" calcext:value-type="float">
            <text:p>27.44984</text:p>
          </table:table-cell>
          <table:table-cell office:value-type="float" office:value="0.124075428" calcext:value-type="float">
            <text:p>0.124075428</text:p>
          </table:table-cell>
          <table:table-cell office:value-type="float" office:value="0.125253812" calcext:value-type="float">
            <text:p>0.125253812</text:p>
          </table:table-cell>
          <table:table-cell office:value-type="float" office:value="0.136879699" calcext:value-type="float">
            <text:p>0.136879699</text:p>
          </table:table-cell>
          <table:table-cell office:value-type="float" office:value="0.128736313" calcext:value-type="float">
            <text:p>0.128736313</text:p>
          </table:table-cell>
          <table:table-cell office:value-type="float" office:value="0.125253812" calcext:value-type="float">
            <text:p>0.125253812</text:p>
          </table:table-cell>
          <table:table-cell office:value-type="float" office:value="0.128736313" calcext:value-type="float">
            <text:p>0.128736313</text:p>
          </table:table-cell>
          <table:table-cell office:value-type="float" office:value="0.005778304" calcext:value-type="float">
            <text:p>0.005778304</text:p>
          </table:table-cell>
          <table:table-cell office:value-type="float" office:value="-0.002081832" calcext:value-type="float">
            <text:p>-0.002081832</text:p>
          </table:table-cell>
          <table:table-cell office:value-type="float" office:value="-0.001837794" calcext:value-type="float">
            <text:p>-0.001837794</text:p>
          </table:table-cell>
          <table:table-cell office:value-type="float" office:value="0.000569824" calcext:value-type="float">
            <text:p>0.000569824</text:p>
          </table:table-cell>
          <table:table-cell office:value-type="float" office:value="-0.001116601" calcext:value-type="float">
            <text:p>-0.001116601</text:p>
          </table:table-cell>
          <table:table-cell office:value-type="float" office:value="-0.001837794" calcext:value-type="float">
            <text:p>-0.001837794</text:p>
          </table:table-cell>
          <table:table-cell office:value-type="float" office:value="-0.001116601" calcext:value-type="float">
            <text:p>-0.001116601</text:p>
          </table:table-cell>
          <table:table-cell office:value-type="float" office:value="0.001196637" calcext:value-type="float">
            <text:p>0.00119663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019-11-07 15:16:06</text:p>
          </table:table-cell>
          <table:table-cell office:value-type="float" office:value="27.44984" calcext:value-type="float">
            <text:p>27.44984</text:p>
          </table:table-cell>
          <table:table-cell office:value-type="float" office:value="0.127529517" calcext:value-type="float">
            <text:p>0.127529517</text:p>
          </table:table-cell>
          <table:table-cell office:value-type="float" office:value="0.124906912" calcext:value-type="float">
            <text:p>0.124906912</text:p>
          </table:table-cell>
          <table:table-cell office:value-type="float" office:value="0.136925594" calcext:value-type="float">
            <text:p>0.136925594</text:p>
          </table:table-cell>
          <table:table-cell office:value-type="float" office:value="0.129787341" calcext:value-type="float">
            <text:p>0.129787341</text:p>
          </table:table-cell>
          <table:table-cell office:value-type="float" office:value="0.127529517" calcext:value-type="float">
            <text:p>0.127529517</text:p>
          </table:table-cell>
          <table:table-cell office:value-type="float" office:value="0.129787341" calcext:value-type="float">
            <text:p>0.129787341</text:p>
          </table:table-cell>
          <table:table-cell office:value-type="float" office:value="0.005159813" calcext:value-type="float">
            <text:p>0.005159813</text:p>
          </table:table-cell>
          <table:table-cell office:value-type="float" office:value="-0.001366505" calcext:value-type="float">
            <text:p>-0.001366505</text:p>
          </table:table-cell>
          <table:table-cell office:value-type="float" office:value="-0.001909635" calcext:value-type="float">
            <text:p>-0.001909635</text:p>
          </table:table-cell>
          <table:table-cell office:value-type="float" office:value="0.000579329" calcext:value-type="float">
            <text:p>0.000579329</text:p>
          </table:table-cell>
          <table:table-cell office:value-type="float" office:value="-0.000898937" calcext:value-type="float">
            <text:p>-0.000898937</text:p>
          </table:table-cell>
          <table:table-cell office:value-type="float" office:value="-0.001366505" calcext:value-type="float">
            <text:p>-0.001366505</text:p>
          </table:table-cell>
          <table:table-cell office:value-type="float" office:value="-0.000898937" calcext:value-type="float">
            <text:p>-0.000898937</text:p>
          </table:table-cell>
          <table:table-cell office:value-type="float" office:value="0.001068551" calcext:value-type="float">
            <text:p>0.00106855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2019-11-07 15:16:07</text:p>
          </table:table-cell>
          <table:table-cell office:value-type="float" office:value="27.44478" calcext:value-type="float">
            <text:p>27.44478</text:p>
          </table:table-cell>
          <table:table-cell office:value-type="float" office:value="0.125992313" calcext:value-type="float">
            <text:p>0.125992313</text:p>
          </table:table-cell>
          <table:table-cell office:value-type="float" office:value="0.127261892" calcext:value-type="float">
            <text:p>0.127261892</text:p>
          </table:table-cell>
          <table:table-cell office:value-type="float" office:value="0.136293189" calcext:value-type="float">
            <text:p>0.136293189</text:p>
          </table:table-cell>
          <table:table-cell office:value-type="float" office:value="0.129849131" calcext:value-type="float">
            <text:p>0.129849131</text:p>
          </table:table-cell>
          <table:table-cell office:value-type="float" office:value="0.127261892" calcext:value-type="float">
            <text:p>0.127261892</text:p>
          </table:table-cell>
          <table:table-cell office:value-type="float" office:value="0.129849131" calcext:value-type="float">
            <text:p>0.129849131</text:p>
          </table:table-cell>
          <table:table-cell office:value-type="float" office:value="0.00458602" calcext:value-type="float">
            <text:p>0.00458602</text:p>
          </table:table-cell>
          <table:table-cell office:value-type="float" office:value="-0.001684854" calcext:value-type="float">
            <text:p>-0.001684854</text:p>
          </table:table-cell>
          <table:table-cell office:value-type="float" office:value="-0.001421929" calcext:value-type="float">
            <text:p>-0.001421929</text:p>
          </table:table-cell>
          <table:table-cell office:value-type="float" office:value="0.000448361" calcext:value-type="float">
            <text:p>0.000448361</text:p>
          </table:table-cell>
          <table:table-cell office:value-type="float" office:value="-0.000886141" calcext:value-type="float">
            <text:p>-0.000886141</text:p>
          </table:table-cell>
          <table:table-cell office:value-type="float" office:value="-0.001421929" calcext:value-type="float">
            <text:p>-0.001421929</text:p>
          </table:table-cell>
          <table:table-cell office:value-type="float" office:value="-0.000886141" calcext:value-type="float">
            <text:p>-0.000886141</text:p>
          </table:table-cell>
          <table:table-cell office:value-type="float" office:value="0.00094972" calcext:value-type="float">
            <text:p>0.0009497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019-11-07 15:16:08</text:p>
          </table:table-cell>
          <table:table-cell office:value-type="float" office:value="27.44478" calcext:value-type="float">
            <text:p>27.44478</text:p>
          </table:table-cell>
          <table:table-cell office:value-type="float" office:value="0.122646704" calcext:value-type="float">
            <text:p>0.122646704</text:p>
          </table:table-cell>
          <table:table-cell office:value-type="float" office:value="0.127964035" calcext:value-type="float">
            <text:p>0.127964035</text:p>
          </table:table-cell>
          <table:table-cell office:value-type="float" office:value="0.13633372" calcext:value-type="float">
            <text:p>0.13633372</text:p>
          </table:table-cell>
          <table:table-cell office:value-type="float" office:value="0.128981486" calcext:value-type="float">
            <text:p>0.128981486</text:p>
          </table:table-cell>
          <table:table-cell office:value-type="float" office:value="0.127964035" calcext:value-type="float">
            <text:p>0.127964035</text:p>
          </table:table-cell>
          <table:table-cell office:value-type="float" office:value="0.128981486" calcext:value-type="float">
            <text:p>0.128981486</text:p>
          </table:table-cell>
          <table:table-cell office:value-type="float" office:value="0.005633827" calcext:value-type="float">
            <text:p>0.005633827</text:p>
          </table:table-cell>
          <table:table-cell office:value-type="float" office:value="-0.002377715" calcext:value-type="float">
            <text:p>-0.002377715</text:p>
          </table:table-cell>
          <table:table-cell office:value-type="float" office:value="-0.001276519" calcext:value-type="float">
            <text:p>-0.001276519</text:p>
          </table:table-cell>
          <table:table-cell office:value-type="float" office:value="0.000456754" calcext:value-type="float">
            <text:p>0.000456754</text:p>
          </table:table-cell>
          <table:table-cell office:value-type="float" office:value="-0.001065826" calcext:value-type="float">
            <text:p>-0.001065826</text:p>
          </table:table-cell>
          <table:table-cell office:value-type="float" office:value="-0.001276519" calcext:value-type="float">
            <text:p>-0.001276519</text:p>
          </table:table-cell>
          <table:table-cell office:value-type="float" office:value="-0.001065826" calcext:value-type="float">
            <text:p>-0.001065826</text:p>
          </table:table-cell>
          <table:table-cell office:value-type="float" office:value="0.001166718" calcext:value-type="float">
            <text:p>0.00116671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2019-11-07 15:16:09</text:p>
          </table:table-cell>
          <table:table-cell office:value-type="float" office:value="27.44984" calcext:value-type="float">
            <text:p>27.44984</text:p>
          </table:table-cell>
          <table:table-cell office:value-type="float" office:value="0.12866439" calcext:value-type="float">
            <text:p>0.12866439</text:p>
          </table:table-cell>
          <table:table-cell office:value-type="float" office:value="0.126564518" calcext:value-type="float">
            <text:p>0.126564518</text:p>
          </table:table-cell>
          <table:table-cell office:value-type="float" office:value="0.136004703" calcext:value-type="float">
            <text:p>0.136004703</text:p>
          </table:table-cell>
          <table:table-cell office:value-type="float" office:value="0.130411203" calcext:value-type="float">
            <text:p>0.130411203</text:p>
          </table:table-cell>
          <table:table-cell office:value-type="float" office:value="0.12866439" calcext:value-type="float">
            <text:p>0.12866439</text:p>
          </table:table-cell>
          <table:table-cell office:value-type="float" office:value="0.130411203" calcext:value-type="float">
            <text:p>0.130411203</text:p>
          </table:table-cell>
          <table:table-cell office:value-type="float" office:value="0.004047039" calcext:value-type="float">
            <text:p>0.004047039</text:p>
          </table:table-cell>
          <table:table-cell office:value-type="float" office:value="-0.001131478" calcext:value-type="float">
            <text:p>-0.001131478</text:p>
          </table:table-cell>
          <table:table-cell office:value-type="float" office:value="-0.001566352" calcext:value-type="float">
            <text:p>-0.001566352</text:p>
          </table:table-cell>
          <table:table-cell office:value-type="float" office:value="0.000388616" calcext:value-type="float">
            <text:p>0.000388616</text:p>
          </table:table-cell>
          <table:table-cell office:value-type="float" office:value="-0.000769738" calcext:value-type="float">
            <text:p>-0.000769738</text:p>
          </table:table-cell>
          <table:table-cell office:value-type="float" office:value="-0.001131478" calcext:value-type="float">
            <text:p>-0.001131478</text:p>
          </table:table-cell>
          <table:table-cell office:value-type="float" office:value="-0.000769738" calcext:value-type="float">
            <text:p>-0.000769738</text:p>
          </table:table-cell>
          <table:table-cell office:value-type="float" office:value="0.0008381" calcext:value-type="float">
            <text:p>0.000838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2019-11-07 15:16:11</text:p>
          </table:table-cell>
          <table:table-cell office:value-type="float" office:value="27.45489" calcext:value-type="float">
            <text:p>27.45489</text:p>
          </table:table-cell>
          <table:table-cell office:value-type="float" office:value="0.123647466" calcext:value-type="float">
            <text:p>0.123647466</text:p>
          </table:table-cell>
          <table:table-cell office:value-type="float" office:value="0.126285568" calcext:value-type="float">
            <text:p>0.126285568</text:p>
          </table:table-cell>
          <table:table-cell office:value-type="float" office:value="0.136979835" calcext:value-type="float">
            <text:p>0.136979835</text:p>
          </table:table-cell>
          <table:table-cell office:value-type="float" office:value="0.128970956" calcext:value-type="float">
            <text:p>0.128970956</text:p>
          </table:table-cell>
          <table:table-cell office:value-type="float" office:value="0.126285568" calcext:value-type="float">
            <text:p>0.126285568</text:p>
          </table:table-cell>
          <table:table-cell office:value-type="float" office:value="0.128970956" calcext:value-type="float">
            <text:p>0.128970956</text:p>
          </table:table-cell>
          <table:table-cell office:value-type="float" office:value="0.005764633" calcext:value-type="float">
            <text:p>0.005764633</text:p>
          </table:table-cell>
          <table:table-cell office:value-type="float" office:value="-0.002170461" calcext:value-type="float">
            <text:p>-0.002170461</text:p>
          </table:table-cell>
          <table:table-cell office:value-type="float" office:value="-0.001624122" calcext:value-type="float">
            <text:p>-0.001624122</text:p>
          </table:table-cell>
          <table:table-cell office:value-type="float" office:value="0.000590562" calcext:value-type="float">
            <text:p>0.000590562</text:p>
          </table:table-cell>
          <table:table-cell office:value-type="float" office:value="-0.001068007" calcext:value-type="float">
            <text:p>-0.001068007</text:p>
          </table:table-cell>
          <table:table-cell office:value-type="float" office:value="-0.001624122" calcext:value-type="float">
            <text:p>-0.001624122</text:p>
          </table:table-cell>
          <table:table-cell office:value-type="float" office:value="-0.001068007" calcext:value-type="float">
            <text:p>-0.001068007</text:p>
          </table:table-cell>
          <table:table-cell office:value-type="float" office:value="0.001193806" calcext:value-type="float">
            <text:p>0.00119380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2019-11-07 15:16:12</text:p>
          </table:table-cell>
          <table:table-cell office:value-type="float" office:value="27.44984" calcext:value-type="float">
            <text:p>27.44984</text:p>
          </table:table-cell>
          <table:table-cell office:value-type="float" office:value="0.12940766" calcext:value-type="float">
            <text:p>0.12940766</text:p>
          </table:table-cell>
          <table:table-cell office:value-type="float" office:value="0.126535908" calcext:value-type="float">
            <text:p>0.126535908</text:p>
          </table:table-cell>
          <table:table-cell office:value-type="float" office:value="0.13643922" calcext:value-type="float">
            <text:p>0.13643922</text:p>
          </table:table-cell>
          <table:table-cell office:value-type="float" office:value="0.130794263" calcext:value-type="float">
            <text:p>0.130794263</text:p>
          </table:table-cell>
          <table:table-cell office:value-type="float" office:value="0.12940766" calcext:value-type="float">
            <text:p>0.12940766</text:p>
          </table:table-cell>
          <table:table-cell office:value-type="float" office:value="0.130794263" calcext:value-type="float">
            <text:p>0.130794263</text:p>
          </table:table-cell>
          <table:table-cell office:value-type="float" office:value="0.004160201" calcext:value-type="float">
            <text:p>0.004160201</text:p>
          </table:table-cell>
          <table:table-cell office:value-type="float" office:value="-0.00097755" calcext:value-type="float">
            <text:p>-0.00097755</text:p>
          </table:table-cell>
          <table:table-cell office:value-type="float" office:value="-0.001572278" calcext:value-type="float">
            <text:p>-0.001572278</text:p>
          </table:table-cell>
          <table:table-cell office:value-type="float" office:value="0.000478603" calcext:value-type="float">
            <text:p>0.000478603</text:p>
          </table:table-cell>
          <table:table-cell office:value-type="float" office:value="-0.000690408" calcext:value-type="float">
            <text:p>-0.000690408</text:p>
          </table:table-cell>
          <table:table-cell office:value-type="float" office:value="-0.00097755" calcext:value-type="float">
            <text:p>-0.00097755</text:p>
          </table:table-cell>
          <table:table-cell office:value-type="float" office:value="-0.000690408" calcext:value-type="float">
            <text:p>-0.000690408</text:p>
          </table:table-cell>
          <table:table-cell office:value-type="float" office:value="0.000861536" calcext:value-type="float">
            <text:p>0.00086153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2019-11-07 15:16:13</text:p>
          </table:table-cell>
          <table:table-cell office:value-type="float" office:value="27.44984" calcext:value-type="float">
            <text:p>27.44984</text:p>
          </table:table-cell>
          <table:table-cell office:value-type="float" office:value="0.12457253" calcext:value-type="float">
            <text:p>0.12457253</text:p>
          </table:table-cell>
          <table:table-cell office:value-type="float" office:value="0.129069105" calcext:value-type="float">
            <text:p>0.129069105</text:p>
          </table:table-cell>
          <table:table-cell office:value-type="float" office:value="0.136816518" calcext:value-type="float">
            <text:p>0.136816518</text:p>
          </table:table-cell>
          <table:table-cell office:value-type="float" office:value="0.130152718" calcext:value-type="float">
            <text:p>0.130152718</text:p>
          </table:table-cell>
          <table:table-cell office:value-type="float" office:value="0.129069105" calcext:value-type="float">
            <text:p>0.129069105</text:p>
          </table:table-cell>
          <table:table-cell office:value-type="float" office:value="0.130152718" calcext:value-type="float">
            <text:p>0.130152718</text:p>
          </table:table-cell>
          <table:table-cell office:value-type="float" office:value="0.005056973" calcext:value-type="float">
            <text:p>0.005056973</text:p>
          </table:table-cell>
          <table:table-cell office:value-type="float" office:value="-0.001978884" calcext:value-type="float">
            <text:p>-0.001978884</text:p>
          </table:table-cell>
          <table:table-cell office:value-type="float" office:value="-0.001047663" calcext:value-type="float">
            <text:p>-0.001047663</text:p>
          </table:table-cell>
          <table:table-cell office:value-type="float" office:value="0.000556739" calcext:value-type="float">
            <text:p>0.000556739</text:p>
          </table:table-cell>
          <table:table-cell office:value-type="float" office:value="-0.000823269" calcext:value-type="float">
            <text:p>-0.000823269</text:p>
          </table:table-cell>
          <table:table-cell office:value-type="float" office:value="-0.001047663" calcext:value-type="float">
            <text:p>-0.001047663</text:p>
          </table:table-cell>
          <table:table-cell office:value-type="float" office:value="-0.000823269" calcext:value-type="float">
            <text:p>-0.000823269</text:p>
          </table:table-cell>
          <table:table-cell office:value-type="float" office:value="0.001047254" calcext:value-type="float">
            <text:p>0.00104725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2019-11-07 15:16:14</text:p>
          </table:table-cell>
          <table:table-cell office:value-type="float" office:value="27.44478" calcext:value-type="float">
            <text:p>27.44478</text:p>
          </table:table-cell>
          <table:table-cell office:value-type="float" office:value="0.12474598" calcext:value-type="float">
            <text:p>0.12474598</text:p>
          </table:table-cell>
          <table:table-cell office:value-type="float" office:value="0.12651445" calcext:value-type="float">
            <text:p>0.12651445</text:p>
          </table:table-cell>
          <table:table-cell office:value-type="float" office:value="0.137158053" calcext:value-type="float">
            <text:p>0.137158053</text:p>
          </table:table-cell>
          <table:table-cell office:value-type="float" office:value="0.129472827" calcext:value-type="float">
            <text:p>0.129472827</text:p>
          </table:table-cell>
          <table:table-cell office:value-type="float" office:value="0.12651445" calcext:value-type="float">
            <text:p>0.12651445</text:p>
          </table:table-cell>
          <table:table-cell office:value-type="float" office:value="0.129472827" calcext:value-type="float">
            <text:p>0.129472827</text:p>
          </table:table-cell>
          <table:table-cell office:value-type="float" office:value="0.005482024" calcext:value-type="float">
            <text:p>0.005482024</text:p>
          </table:table-cell>
          <table:table-cell office:value-type="float" office:value="-0.001942964" calcext:value-type="float">
            <text:p>-0.001942964</text:p>
          </table:table-cell>
          <table:table-cell office:value-type="float" office:value="-0.001576721" calcext:value-type="float">
            <text:p>-0.001576721</text:p>
          </table:table-cell>
          <table:table-cell office:value-type="float" office:value="0.00062747" calcext:value-type="float">
            <text:p>0.00062747</text:p>
          </table:table-cell>
          <table:table-cell office:value-type="float" office:value="-0.000964072" calcext:value-type="float">
            <text:p>-0.000964072</text:p>
          </table:table-cell>
          <table:table-cell office:value-type="float" office:value="-0.001576721" calcext:value-type="float">
            <text:p>-0.001576721</text:p>
          </table:table-cell>
          <table:table-cell office:value-type="float" office:value="-0.000964072" calcext:value-type="float">
            <text:p>-0.000964072</text:p>
          </table:table-cell>
          <table:table-cell office:value-type="float" office:value="0.001135279" calcext:value-type="float">
            <text:p>0.00113527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2019-11-07 15:16:16</text:p>
          </table:table-cell>
          <table:table-cell office:value-type="float" office:value="27.45489" calcext:value-type="float">
            <text:p>27.45489</text:p>
          </table:table-cell>
          <table:table-cell office:value-type="float" office:value="0.127990261" calcext:value-type="float">
            <text:p>0.127990261</text:p>
          </table:table-cell>
          <table:table-cell office:value-type="float" office:value="0.12754263" calcext:value-type="float">
            <text:p>0.12754263</text:p>
          </table:table-cell>
          <table:table-cell office:value-type="float" office:value="0.136623399" calcext:value-type="float">
            <text:p>0.136623399</text:p>
          </table:table-cell>
          <table:table-cell office:value-type="float" office:value="0.130718763" calcext:value-type="float">
            <text:p>0.130718763</text:p>
          </table:table-cell>
          <table:table-cell office:value-type="float" office:value="0.127990261" calcext:value-type="float">
            <text:p>0.127990261</text:p>
          </table:table-cell>
          <table:table-cell office:value-type="float" office:value="0.130718763" calcext:value-type="float">
            <text:p>0.130718763</text:p>
          </table:table-cell>
          <table:table-cell office:value-type="float" office:value="0.004179205" calcext:value-type="float">
            <text:p>0.004179205</text:p>
          </table:table-cell>
          <table:table-cell office:value-type="float" office:value="-0.001271087" calcext:value-type="float">
            <text:p>-0.001271087</text:p>
          </table:table-cell>
          <table:table-cell office:value-type="float" office:value="-0.00136379" calcext:value-type="float">
            <text:p>-0.00136379</text:p>
          </table:table-cell>
          <table:table-cell office:value-type="float" office:value="0.000516745" calcext:value-type="float">
            <text:p>0.000516745</text:p>
          </table:table-cell>
          <table:table-cell office:value-type="float" office:value="-0.000706044" calcext:value-type="float">
            <text:p>-0.000706044</text:p>
          </table:table-cell>
          <table:table-cell office:value-type="float" office:value="-0.001271087" calcext:value-type="float">
            <text:p>-0.001271087</text:p>
          </table:table-cell>
          <table:table-cell office:value-type="float" office:value="-0.000706044" calcext:value-type="float">
            <text:p>-0.000706044</text:p>
          </table:table-cell>
          <table:table-cell office:value-type="float" office:value="0.00086547" calcext:value-type="float">
            <text:p>0.0008654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2019-11-07 15:16:17</text:p>
          </table:table-cell>
          <table:table-cell office:value-type="float" office:value="27.44984" calcext:value-type="float">
            <text:p>27.44984</text:p>
          </table:table-cell>
          <table:table-cell office:value-type="float" office:value="0.123893633" calcext:value-type="float">
            <text:p>0.123893633</text:p>
          </table:table-cell>
          <table:table-cell office:value-type="float" office:value="0.128554121" calcext:value-type="float">
            <text:p>0.128554121</text:p>
          </table:table-cell>
          <table:table-cell office:value-type="float" office:value="0.137131827" calcext:value-type="float">
            <text:p>0.137131827</text:p>
          </table:table-cell>
          <table:table-cell office:value-type="float" office:value="0.12985986" calcext:value-type="float">
            <text:p>0.12985986</text:p>
          </table:table-cell>
          <table:table-cell office:value-type="float" office:value="0.128554121" calcext:value-type="float">
            <text:p>0.128554121</text:p>
          </table:table-cell>
          <table:table-cell office:value-type="float" office:value="0.12985986" calcext:value-type="float">
            <text:p>0.12985986</text:p>
          </table:table-cell>
          <table:table-cell office:value-type="float" office:value="0.00548277" calcext:value-type="float">
            <text:p>0.00548277</text:p>
          </table:table-cell>
          <table:table-cell office:value-type="float" office:value="-0.002119481" calcext:value-type="float">
            <text:p>-0.002119481</text:p>
          </table:table-cell>
          <table:table-cell office:value-type="float" office:value="-0.001154314" calcext:value-type="float">
            <text:p>-0.001154314</text:p>
          </table:table-cell>
          <table:table-cell office:value-type="float" office:value="0.000622038" calcext:value-type="float">
            <text:p>0.000622038</text:p>
          </table:table-cell>
          <table:table-cell office:value-type="float" office:value="-0.000883919" calcext:value-type="float">
            <text:p>-0.000883919</text:p>
          </table:table-cell>
          <table:table-cell office:value-type="float" office:value="-0.001154314" calcext:value-type="float">
            <text:p>-0.001154314</text:p>
          </table:table-cell>
          <table:table-cell office:value-type="float" office:value="-0.000883919" calcext:value-type="float">
            <text:p>-0.000883919</text:p>
          </table:table-cell>
          <table:table-cell office:value-type="float" office:value="0.001135435" calcext:value-type="float">
            <text:p>0.00113543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019-11-07 15:16:18</text:p>
          </table:table-cell>
          <table:table-cell office:value-type="float" office:value="27.44984" calcext:value-type="float">
            <text:p>27.44984</text:p>
          </table:table-cell>
          <table:table-cell office:value-type="float" office:value="0.129028574" calcext:value-type="float">
            <text:p>0.129028574</text:p>
          </table:table-cell>
          <table:table-cell office:value-type="float" office:value="0.126723066" calcext:value-type="float">
            <text:p>0.126723066</text:p>
          </table:table-cell>
          <table:table-cell office:value-type="float" office:value="0.136677043" calcext:value-type="float">
            <text:p>0.136677043</text:p>
          </table:table-cell>
          <table:table-cell office:value-type="float" office:value="0.130809561" calcext:value-type="float">
            <text:p>0.130809561</text:p>
          </table:table-cell>
          <table:table-cell office:value-type="float" office:value="0.129028574" calcext:value-type="float">
            <text:p>0.129028574</text:p>
          </table:table-cell>
          <table:table-cell office:value-type="float" office:value="0.130809561" calcext:value-type="float">
            <text:p>0.130809561</text:p>
          </table:table-cell>
          <table:table-cell office:value-type="float" office:value="0.004254359" calcext:value-type="float">
            <text:p>0.004254359</text:p>
          </table:table-cell>
          <table:table-cell office:value-type="float" office:value="-0.001056057" calcext:value-type="float">
            <text:p>-0.001056057</text:p>
          </table:table-cell>
          <table:table-cell office:value-type="float" office:value="-0.001533518" calcext:value-type="float">
            <text:p>-0.001533518</text:p>
          </table:table-cell>
          <table:table-cell office:value-type="float" office:value="0.000527855" calcext:value-type="float">
            <text:p>0.000527855</text:p>
          </table:table-cell>
          <table:table-cell office:value-type="float" office:value="-0.00068724" calcext:value-type="float">
            <text:p>-0.00068724</text:p>
          </table:table-cell>
          <table:table-cell office:value-type="float" office:value="-0.001056057" calcext:value-type="float">
            <text:p>-0.001056057</text:p>
          </table:table-cell>
          <table:table-cell office:value-type="float" office:value="-0.00068724" calcext:value-type="float">
            <text:p>-0.00068724</text:p>
          </table:table-cell>
          <table:table-cell office:value-type="float" office:value="0.000881035" calcext:value-type="float">
            <text:p>0.00088103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2019-11-07 15:16:19</text:p>
          </table:table-cell>
          <table:table-cell office:value-type="float" office:value="27.45994" calcext:value-type="float">
            <text:p>27.45994</text:p>
          </table:table-cell>
          <table:table-cell office:value-type="float" office:value="0.124518886" calcext:value-type="float">
            <text:p>0.124518886</text:p>
          </table:table-cell>
          <table:table-cell office:value-type="float" office:value="0.129252688" calcext:value-type="float">
            <text:p>0.129252688</text:p>
          </table:table-cell>
          <table:table-cell office:value-type="float" office:value="0.13692321" calcext:value-type="float">
            <text:p>0.13692321</text:p>
          </table:table-cell>
          <table:table-cell office:value-type="float" office:value="0.130231595" calcext:value-type="float">
            <text:p>0.130231595</text:p>
          </table:table-cell>
          <table:table-cell office:value-type="float" office:value="0.129252688" calcext:value-type="float">
            <text:p>0.129252688</text:p>
          </table:table-cell>
          <table:table-cell office:value-type="float" office:value="0.130231595" calcext:value-type="float">
            <text:p>0.130231595</text:p>
          </table:table-cell>
          <table:table-cell office:value-type="float" office:value="0.005111132" calcext:value-type="float">
            <text:p>0.005111132</text:p>
          </table:table-cell>
          <table:table-cell office:value-type="float" office:value="-0.001989994" calcext:value-type="float">
            <text:p>-0.001989994</text:p>
          </table:table-cell>
          <table:table-cell office:value-type="float" office:value="-0.001009644" calcext:value-type="float">
            <text:p>-0.001009644</text:p>
          </table:table-cell>
          <table:table-cell office:value-type="float" office:value="0.000578835" calcext:value-type="float">
            <text:p>0.000578835</text:p>
          </table:table-cell>
          <table:table-cell office:value-type="float" office:value="-0.000806934" calcext:value-type="float">
            <text:p>-0.000806934</text:p>
          </table:table-cell>
          <table:table-cell office:value-type="float" office:value="-0.001009644" calcext:value-type="float">
            <text:p>-0.001009644</text:p>
          </table:table-cell>
          <table:table-cell office:value-type="float" office:value="-0.000806934" calcext:value-type="float">
            <text:p>-0.000806934</text:p>
          </table:table-cell>
          <table:table-cell office:value-type="float" office:value="0.00105847" calcext:value-type="float">
            <text:p>0.0010584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2019-11-07 15:16:20</text:p>
          </table:table-cell>
          <table:table-cell office:value-type="float" office:value="27.44984" calcext:value-type="float">
            <text:p>27.44984</text:p>
          </table:table-cell>
          <table:table-cell office:value-type="float" office:value="0.124104038" calcext:value-type="float">
            <text:p>0.124104038</text:p>
          </table:table-cell>
          <table:table-cell office:value-type="float" office:value="0.128070727" calcext:value-type="float">
            <text:p>0.128070727</text:p>
          </table:table-cell>
          <table:table-cell office:value-type="float" office:value="0.13765754" calcext:value-type="float">
            <text:p>0.13765754</text:p>
          </table:table-cell>
          <table:table-cell office:value-type="float" office:value="0.129944102" calcext:value-type="float">
            <text:p>0.129944102</text:p>
          </table:table-cell>
          <table:table-cell office:value-type="float" office:value="0.128070727" calcext:value-type="float">
            <text:p>0.128070727</text:p>
          </table:table-cell>
          <table:table-cell office:value-type="float" office:value="0.129944102" calcext:value-type="float">
            <text:p>0.129944102</text:p>
          </table:table-cell>
          <table:table-cell office:value-type="float" office:value="0.005689552" calcext:value-type="float">
            <text:p>0.005689552</text:p>
          </table:table-cell>
          <table:table-cell office:value-type="float" office:value="-0.002075907" calcext:value-type="float">
            <text:p>-0.002075907</text:p>
          </table:table-cell>
          <table:table-cell office:value-type="float" office:value="-0.001254423" calcext:value-type="float">
            <text:p>-0.001254423</text:p>
          </table:table-cell>
          <table:table-cell office:value-type="float" office:value="0.000730911" calcext:value-type="float">
            <text:p>0.000730911</text:p>
          </table:table-cell>
          <table:table-cell office:value-type="float" office:value="-0.000866473" calcext:value-type="float">
            <text:p>-0.000866473</text:p>
          </table:table-cell>
          <table:table-cell office:value-type="float" office:value="-0.001254423" calcext:value-type="float">
            <text:p>-0.001254423</text:p>
          </table:table-cell>
          <table:table-cell office:value-type="float" office:value="-0.000866473" calcext:value-type="float">
            <text:p>-0.000866473</text:p>
          </table:table-cell>
          <table:table-cell office:value-type="float" office:value="0.001178257" calcext:value-type="float">
            <text:p>0.00117825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2019-11-07 15:16:22</text:p>
          </table:table-cell>
          <table:table-cell office:value-type="float" office:value="27.45489" calcext:value-type="float">
            <text:p>27.45489</text:p>
          </table:table-cell>
          <table:table-cell office:value-type="float" office:value="0.129803435" calcext:value-type="float">
            <text:p>0.129803435</text:p>
          </table:table-cell>
          <table:table-cell office:value-type="float" office:value="0.128045097" calcext:value-type="float">
            <text:p>0.128045097</text:p>
          </table:table-cell>
          <table:table-cell office:value-type="float" office:value="0.136851685" calcext:value-type="float">
            <text:p>0.136851685</text:p>
          </table:table-cell>
          <table:table-cell office:value-type="float" office:value="0.131566739" calcext:value-type="float">
            <text:p>0.131566739</text:p>
          </table:table-cell>
          <table:table-cell office:value-type="float" office:value="0.129803435" calcext:value-type="float">
            <text:p>0.129803435</text:p>
          </table:table-cell>
          <table:table-cell office:value-type="float" office:value="0.131566739" calcext:value-type="float">
            <text:p>0.131566739</text:p>
          </table:table-cell>
          <table:table-cell office:value-type="float" office:value="0.003805341" calcext:value-type="float">
            <text:p>0.003805341</text:p>
          </table:table-cell>
          <table:table-cell office:value-type="float" office:value="-0.000895587" calcext:value-type="float">
            <text:p>-0.000895587</text:p>
          </table:table-cell>
          <table:table-cell office:value-type="float" office:value="-0.001259731" calcext:value-type="float">
            <text:p>-0.001259731</text:p>
          </table:table-cell>
          <table:table-cell office:value-type="float" office:value="0.000564022" calcext:value-type="float">
            <text:p>0.000564022</text:p>
          </table:table-cell>
          <table:table-cell office:value-type="float" office:value="-0.000530432" calcext:value-type="float">
            <text:p>-0.000530432</text:p>
          </table:table-cell>
          <table:table-cell office:value-type="float" office:value="-0.000895587" calcext:value-type="float">
            <text:p>-0.000895587</text:p>
          </table:table-cell>
          <table:table-cell office:value-type="float" office:value="-0.000530432" calcext:value-type="float">
            <text:p>-0.000530432</text:p>
          </table:table-cell>
          <table:table-cell office:value-type="float" office:value="0.000788045" calcext:value-type="float">
            <text:p>0.0007880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2019-11-07 15:16:23</text:p>
          </table:table-cell>
          <table:table-cell office:value-type="float" office:value="27.44984" calcext:value-type="float">
            <text:p>27.44984</text:p>
          </table:table-cell>
          <table:table-cell office:value-type="float" office:value="0.12828888" calcext:value-type="float">
            <text:p>0.12828888</text:p>
          </table:table-cell>
          <table:table-cell office:value-type="float" office:value="0.128838435" calcext:value-type="float">
            <text:p>0.128838435</text:p>
          </table:table-cell>
          <table:table-cell office:value-type="float" office:value="0.137164609" calcext:value-type="float">
            <text:p>0.137164609</text:p>
          </table:table-cell>
          <table:table-cell office:value-type="float" office:value="0.131430642" calcext:value-type="float">
            <text:p>0.131430642</text:p>
          </table:table-cell>
          <table:table-cell office:value-type="float" office:value="0.128838435" calcext:value-type="float">
            <text:p>0.128838435</text:p>
          </table:table-cell>
          <table:table-cell office:value-type="float" office:value="0.131430642" calcext:value-type="float">
            <text:p>0.131430642</text:p>
          </table:table-cell>
          <table:table-cell office:value-type="float" office:value="0.00406073" calcext:value-type="float">
            <text:p>0.00406073</text:p>
          </table:table-cell>
          <table:table-cell office:value-type="float" office:value="-0.001209245" calcext:value-type="float">
            <text:p>-0.001209245</text:p>
          </table:table-cell>
          <table:table-cell office:value-type="float" office:value="-0.001095434" calcext:value-type="float">
            <text:p>-0.001095434</text:p>
          </table:table-cell>
          <table:table-cell office:value-type="float" office:value="0.000628827" calcext:value-type="float">
            <text:p>0.000628827</text:p>
          </table:table-cell>
          <table:table-cell office:value-type="float" office:value="-0.000558617" calcext:value-type="float">
            <text:p>-0.000558617</text:p>
          </table:table-cell>
          <table:table-cell office:value-type="float" office:value="-0.001095434" calcext:value-type="float">
            <text:p>-0.001095434</text:p>
          </table:table-cell>
          <table:table-cell office:value-type="float" office:value="-0.000558617" calcext:value-type="float">
            <text:p>-0.000558617</text:p>
          </table:table-cell>
          <table:table-cell office:value-type="float" office:value="0.000840935" calcext:value-type="float">
            <text:p>0.00084093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2019-11-07 15:16:24</text:p>
          </table:table-cell>
          <table:table-cell office:value-type="float" office:value="27.44984" calcext:value-type="float">
            <text:p>27.44984</text:p>
          </table:table-cell>
          <table:table-cell office:value-type="float" office:value="0.124226823" calcext:value-type="float">
            <text:p>0.124226823</text:p>
          </table:table-cell>
          <table:table-cell office:value-type="float" office:value="0.128508226" calcext:value-type="float">
            <text:p>0.128508226</text:p>
          </table:table-cell>
          <table:table-cell office:value-type="float" office:value="0.137302892" calcext:value-type="float">
            <text:p>0.137302892</text:p>
          </table:table-cell>
          <table:table-cell office:value-type="float" office:value="0.130012647" calcext:value-type="float">
            <text:p>0.130012647</text:p>
          </table:table-cell>
          <table:table-cell office:value-type="float" office:value="0.128508226" calcext:value-type="float">
            <text:p>0.128508226</text:p>
          </table:table-cell>
          <table:table-cell office:value-type="float" office:value="0.130012647" calcext:value-type="float">
            <text:p>0.130012647</text:p>
          </table:table-cell>
          <table:table-cell office:value-type="float" office:value="0.005443244" calcext:value-type="float">
            <text:p>0.005443244</text:p>
          </table:table-cell>
          <table:table-cell office:value-type="float" office:value="-0.002050479" calcext:value-type="float">
            <text:p>-0.002050479</text:p>
          </table:table-cell>
          <table:table-cell office:value-type="float" office:value="-0.001163819" calcext:value-type="float">
            <text:p>-0.001163819</text:p>
          </table:table-cell>
          <table:table-cell office:value-type="float" office:value="0.000657465" calcext:value-type="float">
            <text:p>0.000657465</text:p>
          </table:table-cell>
          <table:table-cell office:value-type="float" office:value="-0.000852278" calcext:value-type="float">
            <text:p>-0.000852278</text:p>
          </table:table-cell>
          <table:table-cell office:value-type="float" office:value="-0.001163819" calcext:value-type="float">
            <text:p>-0.001163819</text:p>
          </table:table-cell>
          <table:table-cell office:value-type="float" office:value="-0.000852278" calcext:value-type="float">
            <text:p>-0.000852278</text:p>
          </table:table-cell>
          <table:table-cell office:value-type="float" office:value="0.001127249" calcext:value-type="float">
            <text:p>0.00112724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2019-11-07 15:16:25</text:p>
          </table:table-cell>
          <table:table-cell office:value-type="float" office:value="27.45489" calcext:value-type="float">
            <text:p>27.45489</text:p>
          </table:table-cell>
          <table:table-cell office:value-type="float" office:value="0.125590578" calcext:value-type="float">
            <text:p>0.125590578</text:p>
          </table:table-cell>
          <table:table-cell office:value-type="float" office:value="0.12697877" calcext:value-type="float">
            <text:p>0.12697877</text:p>
          </table:table-cell>
          <table:table-cell office:value-type="float" office:value="0.137474553" calcext:value-type="float">
            <text:p>0.137474553</text:p>
          </table:table-cell>
          <table:table-cell office:value-type="float" office:value="0.130014634" calcext:value-type="float">
            <text:p>0.130014634</text:p>
          </table:table-cell>
          <table:table-cell office:value-type="float" office:value="0.12697877" calcext:value-type="float">
            <text:p>0.12697877</text:p>
          </table:table-cell>
          <table:table-cell office:value-type="float" office:value="0.130014634" calcext:value-type="float">
            <text:p>0.130014634</text:p>
          </table:table-cell>
          <table:table-cell office:value-type="float" office:value="0.005305316" calcext:value-type="float">
            <text:p>0.005305316</text:p>
          </table:table-cell>
          <table:table-cell office:value-type="float" office:value="-0.001768051" calcext:value-type="float">
            <text:p>-0.001768051</text:p>
          </table:table-cell>
          <table:table-cell office:value-type="float" office:value="-0.001480563" calcext:value-type="float">
            <text:p>-0.001480563</text:p>
          </table:table-cell>
          <table:table-cell office:value-type="float" office:value="0.000693015" calcext:value-type="float">
            <text:p>0.000693015</text:p>
          </table:table-cell>
          <table:table-cell office:value-type="float" office:value="-0.000851866" calcext:value-type="float">
            <text:p>-0.000851866</text:p>
          </table:table-cell>
          <table:table-cell office:value-type="float" office:value="-0.001480563" calcext:value-type="float">
            <text:p>-0.001480563</text:p>
          </table:table-cell>
          <table:table-cell office:value-type="float" office:value="-0.000851866" calcext:value-type="float">
            <text:p>-0.000851866</text:p>
          </table:table-cell>
          <table:table-cell office:value-type="float" office:value="0.001098683" calcext:value-type="float">
            <text:p>0.00109868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2019-11-07 15:16:27</text:p>
          </table:table-cell>
          <table:table-cell office:value-type="float" office:value="27.465" calcext:value-type="float">
            <text:p>27.465</text:p>
          </table:table-cell>
          <table:table-cell office:value-type="float" office:value="0.128973142" calcext:value-type="float">
            <text:p>0.128973142</text:p>
          </table:table-cell>
          <table:table-cell office:value-type="float" office:value="0.128941551" calcext:value-type="float">
            <text:p>0.128941551</text:p>
          </table:table-cell>
          <table:table-cell office:value-type="float" office:value="0.137050168" calcext:value-type="float">
            <text:p>0.137050168</text:p>
          </table:table-cell>
          <table:table-cell office:value-type="float" office:value="0.131654954" calcext:value-type="float">
            <text:p>0.131654954</text:p>
          </table:table-cell>
          <table:table-cell office:value-type="float" office:value="0.128973142" calcext:value-type="float">
            <text:p>0.128973142</text:p>
          </table:table-cell>
          <table:table-cell office:value-type="float" office:value="0.131654954" calcext:value-type="float">
            <text:p>0.131654954</text:p>
          </table:table-cell>
          <table:table-cell office:value-type="float" office:value="0.003815014" calcext:value-type="float">
            <text:p>0.003815014</text:p>
          </table:table-cell>
          <table:table-cell office:value-type="float" office:value="-0.001067537" calcext:value-type="float">
            <text:p>-0.001067537</text:p>
          </table:table-cell>
          <table:table-cell office:value-type="float" office:value="-0.001074079" calcext:value-type="float">
            <text:p>-0.001074079</text:p>
          </table:table-cell>
          <table:table-cell office:value-type="float" office:value="0.000605127" calcext:value-type="float">
            <text:p>0.000605127</text:p>
          </table:table-cell>
          <table:table-cell office:value-type="float" office:value="-0.000512163" calcext:value-type="float">
            <text:p>-0.000512163</text:p>
          </table:table-cell>
          <table:table-cell office:value-type="float" office:value="-0.001067537" calcext:value-type="float">
            <text:p>-0.001067537</text:p>
          </table:table-cell>
          <table:table-cell office:value-type="float" office:value="-0.000512163" calcext:value-type="float">
            <text:p>-0.000512163</text:p>
          </table:table-cell>
          <table:table-cell office:value-type="float" office:value="0.000790048" calcext:value-type="float">
            <text:p>0.00079004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2019-11-07 15:16:28</text:p>
          </table:table-cell>
          <table:table-cell office:value-type="float" office:value="27.45489" calcext:value-type="float">
            <text:p>27.45489</text:p>
          </table:table-cell>
          <table:table-cell office:value-type="float" office:value="0.124678627" calcext:value-type="float">
            <text:p>0.124678627</text:p>
          </table:table-cell>
          <table:table-cell office:value-type="float" office:value="0.127602831" calcext:value-type="float">
            <text:p>0.127602831</text:p>
          </table:table-cell>
          <table:table-cell office:value-type="float" office:value="0.138620155" calcext:value-type="float">
            <text:p>0.138620155</text:p>
          </table:table-cell>
          <table:table-cell office:value-type="float" office:value="0.130300537" calcext:value-type="float">
            <text:p>0.130300537</text:p>
          </table:table-cell>
          <table:table-cell office:value-type="float" office:value="0.127602831" calcext:value-type="float">
            <text:p>0.127602831</text:p>
          </table:table-cell>
          <table:table-cell office:value-type="float" office:value="0.130300537" calcext:value-type="float">
            <text:p>0.130300537</text:p>
          </table:table-cell>
          <table:table-cell office:value-type="float" office:value="0.006002764" calcext:value-type="float">
            <text:p>0.006002764</text:p>
          </table:table-cell>
          <table:table-cell office:value-type="float" office:value="-0.001956912" calcext:value-type="float">
            <text:p>-0.001956912</text:p>
          </table:table-cell>
          <table:table-cell office:value-type="float" office:value="-0.001351322" calcext:value-type="float">
            <text:p>-0.001351322</text:p>
          </table:table-cell>
          <table:table-cell office:value-type="float" office:value="0.000930264" calcext:value-type="float">
            <text:p>0.000930264</text:p>
          </table:table-cell>
          <table:table-cell office:value-type="float" office:value="-0.000792657" calcext:value-type="float">
            <text:p>-0.000792657</text:p>
          </table:table-cell>
          <table:table-cell office:value-type="float" office:value="-0.001351322" calcext:value-type="float">
            <text:p>-0.001351322</text:p>
          </table:table-cell>
          <table:table-cell office:value-type="float" office:value="-0.000792657" calcext:value-type="float">
            <text:p>-0.000792657</text:p>
          </table:table-cell>
          <table:table-cell office:value-type="float" office:value="0.001243122" calcext:value-type="float">
            <text:p>0.00124312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2019-11-07 15:16:29</text:p>
          </table:table-cell>
          <table:table-cell office:value-type="float" office:value="27.45994" calcext:value-type="float">
            <text:p>27.45994</text:p>
          </table:table-cell>
          <table:table-cell office:value-type="float" office:value="0.129171625" calcext:value-type="float">
            <text:p>0.129171625</text:p>
          </table:table-cell>
          <table:table-cell office:value-type="float" office:value="0.127092615" calcext:value-type="float">
            <text:p>0.127092615</text:p>
          </table:table-cell>
          <table:table-cell office:value-type="float" office:value="0.138039009" calcext:value-type="float">
            <text:p>0.138039009</text:p>
          </table:table-cell>
          <table:table-cell office:value-type="float" office:value="0.131434417" calcext:value-type="float">
            <text:p>0.131434417</text:p>
          </table:table-cell>
          <table:table-cell office:value-type="float" office:value="0.129171625" calcext:value-type="float">
            <text:p>0.129171625</text:p>
          </table:table-cell>
          <table:table-cell office:value-type="float" office:value="0.131434417" calcext:value-type="float">
            <text:p>0.131434417</text:p>
          </table:table-cell>
          <table:table-cell office:value-type="float" office:value="0.004746652" calcext:value-type="float">
            <text:p>0.004746652</text:p>
          </table:table-cell>
          <table:table-cell office:value-type="float" office:value="-0.001026432" calcext:value-type="float">
            <text:p>-0.001026432</text:p>
          </table:table-cell>
          <table:table-cell office:value-type="float" office:value="-0.001456986" calcext:value-type="float">
            <text:p>-0.001456986</text:p>
          </table:table-cell>
          <table:table-cell office:value-type="float" office:value="0.000809911" calcext:value-type="float">
            <text:p>0.000809911</text:p>
          </table:table-cell>
          <table:table-cell office:value-type="float" office:value="-0.000557835" calcext:value-type="float">
            <text:p>-0.000557835</text:p>
          </table:table-cell>
          <table:table-cell office:value-type="float" office:value="-0.001026432" calcext:value-type="float">
            <text:p>-0.001026432</text:p>
          </table:table-cell>
          <table:table-cell office:value-type="float" office:value="-0.000557835" calcext:value-type="float">
            <text:p>-0.000557835</text:p>
          </table:table-cell>
          <table:table-cell office:value-type="float" office:value="0.000982986" calcext:value-type="float">
            <text:p>0.00098298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2019-11-07 15:16:30</text:p>
          </table:table-cell>
          <table:table-cell office:value-type="float" office:value="27.45489" calcext:value-type="float">
            <text:p>27.45489</text:p>
          </table:table-cell>
          <table:table-cell office:value-type="float" office:value="0.125378385" calcext:value-type="float">
            <text:p>0.125378385</text:p>
          </table:table-cell>
          <table:table-cell office:value-type="float" office:value="0.127503291" calcext:value-type="float">
            <text:p>0.127503291</text:p>
          </table:table-cell>
          <table:table-cell office:value-type="float" office:value="0.138113515" calcext:value-type="float">
            <text:p>0.138113515</text:p>
          </table:table-cell>
          <table:table-cell office:value-type="float" office:value="0.13033173" calcext:value-type="float">
            <text:p>0.13033173</text:p>
          </table:table-cell>
          <table:table-cell office:value-type="float" office:value="0.127503291" calcext:value-type="float">
            <text:p>0.127503291</text:p>
          </table:table-cell>
          <table:table-cell office:value-type="float" office:value="0.13033173" calcext:value-type="float">
            <text:p>0.13033173</text:p>
          </table:table-cell>
          <table:table-cell office:value-type="float" office:value="0.005570514" calcext:value-type="float">
            <text:p>0.005570514</text:p>
          </table:table-cell>
          <table:table-cell office:value-type="float" office:value="-0.001811995" calcext:value-type="float">
            <text:p>-0.001811995</text:p>
          </table:table-cell>
          <table:table-cell office:value-type="float" office:value="-0.001371937" calcext:value-type="float">
            <text:p>-0.001371937</text:p>
          </table:table-cell>
          <table:table-cell office:value-type="float" office:value="0.000825341" calcext:value-type="float">
            <text:p>0.000825341</text:p>
          </table:table-cell>
          <table:table-cell office:value-type="float" office:value="-0.000786197" calcext:value-type="float">
            <text:p>-0.000786197</text:p>
          </table:table-cell>
          <table:table-cell office:value-type="float" office:value="-0.001371937" calcext:value-type="float">
            <text:p>-0.001371937</text:p>
          </table:table-cell>
          <table:table-cell office:value-type="float" office:value="-0.000786197" calcext:value-type="float">
            <text:p>-0.000786197</text:p>
          </table:table-cell>
          <table:table-cell office:value-type="float" office:value="0.001153604" calcext:value-type="float">
            <text:p>0.00115360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2019-11-07 15:16:32</text:p>
          </table:table-cell>
          <table:table-cell office:value-type="float" office:value="27.47005" calcext:value-type="float">
            <text:p>27.47005</text:p>
          </table:table-cell>
          <table:table-cell office:value-type="float" office:value="0.129991785" calcext:value-type="float">
            <text:p>0.129991785</text:p>
          </table:table-cell>
          <table:table-cell office:value-type="float" office:value="0.127612368" calcext:value-type="float">
            <text:p>0.127612368</text:p>
          </table:table-cell>
          <table:table-cell office:value-type="float" office:value="0.137665288" calcext:value-type="float">
            <text:p>0.137665288</text:p>
          </table:table-cell>
          <table:table-cell office:value-type="float" office:value="0.13175648" calcext:value-type="float">
            <text:p>0.13175648</text:p>
          </table:table-cell>
          <table:table-cell office:value-type="float" office:value="0.129991785" calcext:value-type="float">
            <text:p>0.129991785</text:p>
          </table:table-cell>
          <table:table-cell office:value-type="float" office:value="0.13175648" calcext:value-type="float">
            <text:p>0.13175648</text:p>
          </table:table-cell>
          <table:table-cell office:value-type="float" office:value="0.004289593" calcext:value-type="float">
            <text:p>0.004289593</text:p>
          </table:table-cell>
          <table:table-cell office:value-type="float" office:value="-0.000856581" calcext:value-type="float">
            <text:p>-0.000856581</text:p>
          </table:table-cell>
          <table:table-cell office:value-type="float" office:value="-0.001349347" calcext:value-type="float">
            <text:p>-0.001349347</text:p>
          </table:table-cell>
          <table:table-cell office:value-type="float" office:value="0.000732516" calcext:value-type="float">
            <text:p>0.000732516</text:p>
          </table:table-cell>
          <table:table-cell office:value-type="float" office:value="-0.000491137" calcext:value-type="float">
            <text:p>-0.000491137</text:p>
          </table:table-cell>
          <table:table-cell office:value-type="float" office:value="-0.000856581" calcext:value-type="float">
            <text:p>-0.000856581</text:p>
          </table:table-cell>
          <table:table-cell office:value-type="float" office:value="-0.000491137" calcext:value-type="float">
            <text:p>-0.000491137</text:p>
          </table:table-cell>
          <table:table-cell office:value-type="float" office:value="0.000888332" calcext:value-type="float">
            <text:p>0.00088833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2019-11-07 15:16:33</text:p>
          </table:table-cell>
          <table:table-cell office:value-type="float" office:value="27.465" calcext:value-type="float">
            <text:p>27.465</text:p>
          </table:table-cell>
          <table:table-cell office:value-type="float" office:value="0.127969399" calcext:value-type="float">
            <text:p>0.127969399</text:p>
          </table:table-cell>
          <table:table-cell office:value-type="float" office:value="0.129277126" calcext:value-type="float">
            <text:p>0.129277126</text:p>
          </table:table-cell>
          <table:table-cell office:value-type="float" office:value="0.137818472" calcext:value-type="float">
            <text:p>0.137818472</text:p>
          </table:table-cell>
          <table:table-cell office:value-type="float" office:value="0.131688332" calcext:value-type="float">
            <text:p>0.131688332</text:p>
          </table:table-cell>
          <table:table-cell office:value-type="float" office:value="0.129277126" calcext:value-type="float">
            <text:p>0.129277126</text:p>
          </table:table-cell>
          <table:table-cell office:value-type="float" office:value="0.131688332" calcext:value-type="float">
            <text:p>0.131688332</text:p>
          </table:table-cell>
          <table:table-cell office:value-type="float" office:value="0.004367417" calcext:value-type="float">
            <text:p>0.004367417</text:p>
          </table:table-cell>
          <table:table-cell office:value-type="float" office:value="-0.001275408" calcext:value-type="float">
            <text:p>-0.001275408</text:p>
          </table:table-cell>
          <table:table-cell office:value-type="float" office:value="-0.001004583" calcext:value-type="float">
            <text:p>-0.001004583</text:p>
          </table:table-cell>
          <table:table-cell office:value-type="float" office:value="0.000764239" calcext:value-type="float">
            <text:p>0.000764239</text:p>
          </table:table-cell>
          <table:table-cell office:value-type="float" office:value="-0.000505251" calcext:value-type="float">
            <text:p>-0.000505251</text:p>
          </table:table-cell>
          <table:table-cell office:value-type="float" office:value="-0.001004583" calcext:value-type="float">
            <text:p>-0.001004583</text:p>
          </table:table-cell>
          <table:table-cell office:value-type="float" office:value="-0.000505251" calcext:value-type="float">
            <text:p>-0.000505251</text:p>
          </table:table-cell>
          <table:table-cell office:value-type="float" office:value="0.000904448" calcext:value-type="float">
            <text:p>0.00090444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2019-11-07 15:16:34</text:p>
          </table:table-cell>
          <table:table-cell office:value-type="float" office:value="27.45489" calcext:value-type="float">
            <text:p>27.45489</text:p>
          </table:table-cell>
          <table:table-cell office:value-type="float" office:value="0.124462262" calcext:value-type="float">
            <text:p>0.124462262</text:p>
          </table:table-cell>
          <table:table-cell office:value-type="float" office:value="0.12800397" calcext:value-type="float">
            <text:p>0.12800397</text:p>
          </table:table-cell>
          <table:table-cell office:value-type="float" office:value="0.138468163" calcext:value-type="float">
            <text:p>0.138468163</text:p>
          </table:table-cell>
          <table:table-cell office:value-type="float" office:value="0.130311465" calcext:value-type="float">
            <text:p>0.130311465</text:p>
          </table:table-cell>
          <table:table-cell office:value-type="float" office:value="0.12800397" calcext:value-type="float">
            <text:p>0.12800397</text:p>
          </table:table-cell>
          <table:table-cell office:value-type="float" office:value="0.130311465" calcext:value-type="float">
            <text:p>0.130311465</text:p>
          </table:table-cell>
          <table:table-cell office:value-type="float" office:value="0.005946131" calcext:value-type="float">
            <text:p>0.005946131</text:p>
          </table:table-cell>
          <table:table-cell office:value-type="float" office:value="-0.002001721" calcext:value-type="float">
            <text:p>-0.002001721</text:p>
          </table:table-cell>
          <table:table-cell office:value-type="float" office:value="-0.001268248" calcext:value-type="float">
            <text:p>-0.001268248</text:p>
          </table:table-cell>
          <table:table-cell office:value-type="float" office:value="0.000898787" calcext:value-type="float">
            <text:p>0.000898787</text:p>
          </table:table-cell>
          <table:table-cell office:value-type="float" office:value="-0.000790394" calcext:value-type="float">
            <text:p>-0.000790394</text:p>
          </table:table-cell>
          <table:table-cell office:value-type="float" office:value="-0.001268248" calcext:value-type="float">
            <text:p>-0.001268248</text:p>
          </table:table-cell>
          <table:table-cell office:value-type="float" office:value="-0.000790394" calcext:value-type="float">
            <text:p>-0.000790394</text:p>
          </table:table-cell>
          <table:table-cell office:value-type="float" office:value="0.001231393" calcext:value-type="float">
            <text:p>0.00123139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2019-11-07 15:16:35</text:p>
          </table:table-cell>
          <table:table-cell office:value-type="float" office:value="27.45994" calcext:value-type="float">
            <text:p>27.45994</text:p>
          </table:table-cell>
          <table:table-cell office:value-type="float" office:value="0.130525843" calcext:value-type="float">
            <text:p>0.130525843</text:p>
          </table:table-cell>
          <table:table-cell office:value-type="float" office:value="0.127528325" calcext:value-type="float">
            <text:p>0.127528325</text:p>
          </table:table-cell>
          <table:table-cell office:value-type="float" office:value="0.137781517" calcext:value-type="float">
            <text:p>0.137781517</text:p>
          </table:table-cell>
          <table:table-cell office:value-type="float" office:value="0.131945228" calcext:value-type="float">
            <text:p>0.131945228</text:p>
          </table:table-cell>
          <table:table-cell office:value-type="float" office:value="0.130525843" calcext:value-type="float">
            <text:p>0.130525843</text:p>
          </table:table-cell>
          <table:table-cell office:value-type="float" office:value="0.131945228" calcext:value-type="float">
            <text:p>0.131945228</text:p>
          </table:table-cell>
          <table:table-cell office:value-type="float" office:value="0.004304492" calcext:value-type="float">
            <text:p>0.004304492</text:p>
          </table:table-cell>
          <table:table-cell office:value-type="float" office:value="-0.00074598" calcext:value-type="float">
            <text:p>-0.00074598</text:p>
          </table:table-cell>
          <table:table-cell office:value-type="float" office:value="-0.001366752" calcext:value-type="float">
            <text:p>-0.001366752</text:p>
          </table:table-cell>
          <table:table-cell office:value-type="float" office:value="0.000756586" calcext:value-type="float">
            <text:p>0.000756586</text:p>
          </table:table-cell>
          <table:table-cell office:value-type="float" office:value="-0.000452049" calcext:value-type="float">
            <text:p>-0.000452049</text:p>
          </table:table-cell>
          <table:table-cell office:value-type="float" office:value="-0.00074598" calcext:value-type="float">
            <text:p>-0.00074598</text:p>
          </table:table-cell>
          <table:table-cell office:value-type="float" office:value="-0.000452049" calcext:value-type="float">
            <text:p>-0.000452049</text:p>
          </table:table-cell>
          <table:table-cell office:value-type="float" office:value="0.000891418" calcext:value-type="float">
            <text:p>0.00089141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2019-11-07 15:16:36</text:p>
          </table:table-cell>
          <table:table-cell office:value-type="float" office:value="27.45994" calcext:value-type="float">
            <text:p>27.45994</text:p>
          </table:table-cell>
          <table:table-cell office:value-type="float" office:value="0.124532595" calcext:value-type="float">
            <text:p>0.124532595</text:p>
          </table:table-cell>
          <table:table-cell office:value-type="float" office:value="0.129500047" calcext:value-type="float">
            <text:p>0.129500047</text:p>
          </table:table-cell>
          <table:table-cell office:value-type="float" office:value="0.137999074" calcext:value-type="float">
            <text:p>0.137999074</text:p>
          </table:table-cell>
          <table:table-cell office:value-type="float" office:value="0.130677239" calcext:value-type="float">
            <text:p>0.130677239</text:p>
          </table:table-cell>
          <table:table-cell office:value-type="float" office:value="0.129500047" calcext:value-type="float">
            <text:p>0.129500047</text:p>
          </table:table-cell>
          <table:table-cell office:value-type="float" office:value="0.130677239" calcext:value-type="float">
            <text:p>0.130677239</text:p>
          </table:table-cell>
          <table:table-cell office:value-type="float" office:value="0.005560327" calcext:value-type="float">
            <text:p>0.005560327</text:p>
          </table:table-cell>
          <table:table-cell office:value-type="float" office:value="-0.001987155" calcext:value-type="float">
            <text:p>-0.001987155</text:p>
          </table:table-cell>
          <table:table-cell office:value-type="float" office:value="-0.000958417" calcext:value-type="float">
            <text:p>-0.000958417</text:p>
          </table:table-cell>
          <table:table-cell office:value-type="float" office:value="0.000801641" calcext:value-type="float">
            <text:p>0.000801641</text:p>
          </table:table-cell>
          <table:table-cell office:value-type="float" office:value="-0.000714644" calcext:value-type="float">
            <text:p>-0.000714644</text:p>
          </table:table-cell>
          <table:table-cell office:value-type="float" office:value="-0.000958417" calcext:value-type="float">
            <text:p>-0.000958417</text:p>
          </table:table-cell>
          <table:table-cell office:value-type="float" office:value="-0.000714644" calcext:value-type="float">
            <text:p>-0.000714644</text:p>
          </table:table-cell>
          <table:table-cell office:value-type="float" office:value="0.001151496" calcext:value-type="float">
            <text:p>0.00115149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2019-11-07 15:16:38</text:p>
          </table:table-cell>
          <table:table-cell office:value-type="float" office:value="27.465" calcext:value-type="float">
            <text:p>27.465</text:p>
          </table:table-cell>
          <table:table-cell office:value-type="float" office:value="0.128261462" calcext:value-type="float">
            <text:p>0.128261462</text:p>
          </table:table-cell>
          <table:table-cell office:value-type="float" office:value="0.127542034" calcext:value-type="float">
            <text:p>0.127542034</text:p>
          </table:table-cell>
          <table:table-cell office:value-type="float" office:value="0.138235705" calcext:value-type="float">
            <text:p>0.138235705</text:p>
          </table:table-cell>
          <table:table-cell office:value-type="float" office:value="0.1313464" calcext:value-type="float">
            <text:p>0.1313464</text:p>
          </table:table-cell>
          <table:table-cell office:value-type="float" office:value="0.128261462" calcext:value-type="float">
            <text:p>0.128261462</text:p>
          </table:table-cell>
          <table:table-cell office:value-type="float" office:value="0.1313464" calcext:value-type="float">
            <text:p>0.1313464</text:p>
          </table:table-cell>
          <table:table-cell office:value-type="float" office:value="0.00488032" calcext:value-type="float">
            <text:p>0.00488032</text:p>
          </table:table-cell>
          <table:table-cell office:value-type="float" office:value="-0.001214923" calcext:value-type="float">
            <text:p>-0.001214923</text:p>
          </table:table-cell>
          <table:table-cell office:value-type="float" office:value="-0.001363913" calcext:value-type="float">
            <text:p>-0.001363913</text:p>
          </table:table-cell>
          <table:table-cell office:value-type="float" office:value="0.000850646" calcext:value-type="float">
            <text:p>0.000850646</text:p>
          </table:table-cell>
          <table:table-cell office:value-type="float" office:value="-0.000576063" calcext:value-type="float">
            <text:p>-0.000576063</text:p>
          </table:table-cell>
          <table:table-cell office:value-type="float" office:value="-0.001214923" calcext:value-type="float">
            <text:p>-0.001214923</text:p>
          </table:table-cell>
          <table:table-cell office:value-type="float" office:value="-0.000576063" calcext:value-type="float">
            <text:p>-0.000576063</text:p>
          </table:table-cell>
          <table:table-cell office:value-type="float" office:value="0.001010668" calcext:value-type="float">
            <text:p>0.00101066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2019-11-07 15:16:39</text:p>
          </table:table-cell>
          <table:table-cell office:value-type="float" office:value="27.44984" calcext:value-type="float">
            <text:p>27.44984</text:p>
          </table:table-cell>
          <table:table-cell office:value-type="float" office:value="0.130876318" calcext:value-type="float">
            <text:p>0.130876318</text:p>
          </table:table-cell>
          <table:table-cell office:value-type="float" office:value="0.127844826" calcext:value-type="float">
            <text:p>0.127844826</text:p>
          </table:table-cell>
          <table:table-cell office:value-type="float" office:value="0.137109773" calcext:value-type="float">
            <text:p>0.137109773</text:p>
          </table:table-cell>
          <table:table-cell office:value-type="float" office:value="0.131943639" calcext:value-type="float">
            <text:p>0.131943639</text:p>
          </table:table-cell>
          <table:table-cell office:value-type="float" office:value="0.130876318" calcext:value-type="float">
            <text:p>0.130876318</text:p>
          </table:table-cell>
          <table:table-cell office:value-type="float" office:value="0.131943639" calcext:value-type="float">
            <text:p>0.131943639</text:p>
          </table:table-cell>
          <table:table-cell office:value-type="float" office:value="0.003856958" calcext:value-type="float">
            <text:p>0.003856958</text:p>
          </table:table-cell>
          <table:table-cell office:value-type="float" office:value="-0.000673398" calcext:value-type="float">
            <text:p>-0.000673398</text:p>
          </table:table-cell>
          <table:table-cell office:value-type="float" office:value="-0.001301206" calcext:value-type="float">
            <text:p>-0.001301206</text:p>
          </table:table-cell>
          <table:table-cell office:value-type="float" office:value="0.000617471" calcext:value-type="float">
            <text:p>0.000617471</text:p>
          </table:table-cell>
          <table:table-cell office:value-type="float" office:value="-0.000452378" calcext:value-type="float">
            <text:p>-0.000452378</text:p>
          </table:table-cell>
          <table:table-cell office:value-type="float" office:value="-0.000673398" calcext:value-type="float">
            <text:p>-0.000673398</text:p>
          </table:table-cell>
          <table:table-cell office:value-type="float" office:value="-0.000452378" calcext:value-type="float">
            <text:p>-0.000452378</text:p>
          </table:table-cell>
          <table:table-cell office:value-type="float" office:value="0.000798736" calcext:value-type="float">
            <text:p>0.0007987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2019-11-07 15:16:40</text:p>
          </table:table-cell>
          <table:table-cell office:value-type="float" office:value="27.45994" calcext:value-type="float">
            <text:p>27.45994</text:p>
          </table:table-cell>
          <table:table-cell office:value-type="float" office:value="0.125288978" calcext:value-type="float">
            <text:p>0.125288978</text:p>
          </table:table-cell>
          <table:table-cell office:value-type="float" office:value="0.130110995" calcext:value-type="float">
            <text:p>0.130110995</text:p>
          </table:table-cell>
          <table:table-cell office:value-type="float" office:value="0.137437598" calcext:value-type="float">
            <text:p>0.137437598</text:p>
          </table:table-cell>
          <table:table-cell office:value-type="float" office:value="0.130945857" calcext:value-type="float">
            <text:p>0.130945857</text:p>
          </table:table-cell>
          <table:table-cell office:value-type="float" office:value="0.130110995" calcext:value-type="float">
            <text:p>0.130110995</text:p>
          </table:table-cell>
          <table:table-cell office:value-type="float" office:value="0.130945857" calcext:value-type="float">
            <text:p>0.130945857</text:p>
          </table:table-cell>
          <table:table-cell office:value-type="float" office:value="0.004994663" calcext:value-type="float">
            <text:p>0.004994663</text:p>
          </table:table-cell>
          <table:table-cell office:value-type="float" office:value="-0.001830511" calcext:value-type="float">
            <text:p>-0.001830511</text:p>
          </table:table-cell>
          <table:table-cell office:value-type="float" office:value="-0.000831893" calcext:value-type="float">
            <text:p>-0.000831893</text:p>
          </table:table-cell>
          <table:table-cell office:value-type="float" office:value="0.000685362" calcext:value-type="float">
            <text:p>0.000685362</text:p>
          </table:table-cell>
          <table:table-cell office:value-type="float" office:value="-0.000659014" calcext:value-type="float">
            <text:p>-0.000659014</text:p>
          </table:table-cell>
          <table:table-cell office:value-type="float" office:value="-0.000831893" calcext:value-type="float">
            <text:p>-0.000831893</text:p>
          </table:table-cell>
          <table:table-cell office:value-type="float" office:value="-0.000659014" calcext:value-type="float">
            <text:p>-0.000659014</text:p>
          </table:table-cell>
          <table:table-cell office:value-type="float" office:value="0.00103435" calcext:value-type="float">
            <text:p>0.0010343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2019-11-07 15:16:41</text:p>
          </table:table-cell>
          <table:table-cell office:value-type="float" office:value="27.465" calcext:value-type="float">
            <text:p>27.465</text:p>
          </table:table-cell>
          <table:table-cell office:value-type="float" office:value="0.130023972" calcext:value-type="float">
            <text:p>0.130023972</text:p>
          </table:table-cell>
          <table:table-cell office:value-type="float" office:value="0.127705351" calcext:value-type="float">
            <text:p>0.127705351</text:p>
          </table:table-cell>
          <table:table-cell office:value-type="float" office:value="0.138043778" calcext:value-type="float">
            <text:p>0.138043778</text:p>
          </table:table-cell>
          <table:table-cell office:value-type="float" office:value="0.131924367" calcext:value-type="float">
            <text:p>0.131924367</text:p>
          </table:table-cell>
          <table:table-cell office:value-type="float" office:value="0.130023972" calcext:value-type="float">
            <text:p>0.130023972</text:p>
          </table:table-cell>
          <table:table-cell office:value-type="float" office:value="0.131924367" calcext:value-type="float">
            <text:p>0.131924367</text:p>
          </table:table-cell>
          <table:table-cell office:value-type="float" office:value="0.004429401" calcext:value-type="float">
            <text:p>0.004429401</text:p>
          </table:table-cell>
          <table:table-cell office:value-type="float" office:value="-0.000849915" calcext:value-type="float">
            <text:p>-0.000849915</text:p>
          </table:table-cell>
          <table:table-cell office:value-type="float" office:value="-0.001330091" calcext:value-type="float">
            <text:p>-0.001330091</text:p>
          </table:table-cell>
          <table:table-cell office:value-type="float" office:value="0.000810899" calcext:value-type="float">
            <text:p>0.000810899</text:p>
          </table:table-cell>
          <table:table-cell office:value-type="float" office:value="-0.000456369" calcext:value-type="float">
            <text:p>-0.000456369</text:p>
          </table:table-cell>
          <table:table-cell office:value-type="float" office:value="-0.000849915" calcext:value-type="float">
            <text:p>-0.000849915</text:p>
          </table:table-cell>
          <table:table-cell office:value-type="float" office:value="-0.000456369" calcext:value-type="float">
            <text:p>-0.000456369</text:p>
          </table:table-cell>
          <table:table-cell office:value-type="float" office:value="0.000917285" calcext:value-type="float">
            <text:p>0.00091728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2019-11-07 15:16:43</text:p>
          </table:table-cell>
          <table:table-cell office:value-type="float" office:value="27.45994" calcext:value-type="float">
            <text:p>27.45994</text:p>
          </table:table-cell>
          <table:table-cell office:value-type="float" office:value="0.124950424" calcext:value-type="float">
            <text:p>0.124950424</text:p>
          </table:table-cell>
          <table:table-cell office:value-type="float" office:value="0.129007712" calcext:value-type="float">
            <text:p>0.129007712</text:p>
          </table:table-cell>
          <table:table-cell office:value-type="float" office:value="0.138553994" calcext:value-type="float">
            <text:p>0.138553994</text:p>
          </table:table-cell>
          <table:table-cell office:value-type="float" office:value="0.130837377" calcext:value-type="float">
            <text:p>0.130837377</text:p>
          </table:table-cell>
          <table:table-cell office:value-type="float" office:value="0.129007712" calcext:value-type="float">
            <text:p>0.129007712</text:p>
          </table:table-cell>
          <table:table-cell office:value-type="float" office:value="0.130837377" calcext:value-type="float">
            <text:p>0.130837377</text:p>
          </table:table-cell>
          <table:table-cell office:value-type="float" office:value="0.00570234" calcext:value-type="float">
            <text:p>0.00570234</text:p>
          </table:table-cell>
          <table:table-cell office:value-type="float" office:value="-0.001900624" calcext:value-type="float">
            <text:p>-0.001900624</text:p>
          </table:table-cell>
          <table:table-cell office:value-type="float" office:value="-0.001060378" calcext:value-type="float">
            <text:p>-0.001060378</text:p>
          </table:table-cell>
          <table:table-cell office:value-type="float" office:value="0.000916562" calcext:value-type="float">
            <text:p>0.000916562</text:p>
          </table:table-cell>
          <table:table-cell office:value-type="float" office:value="-0.00068148" calcext:value-type="float">
            <text:p>-0.00068148</text:p>
          </table:table-cell>
          <table:table-cell office:value-type="float" office:value="-0.001060378" calcext:value-type="float">
            <text:p>-0.001060378</text:p>
          </table:table-cell>
          <table:table-cell office:value-type="float" office:value="-0.00068148" calcext:value-type="float">
            <text:p>-0.00068148</text:p>
          </table:table-cell>
          <table:table-cell office:value-type="float" office:value="0.001180906" calcext:value-type="float">
            <text:p>0.00118090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2019-11-07 15:16:44</text:p>
          </table:table-cell>
          <table:table-cell office:value-type="float" office:value="27.465" calcext:value-type="float">
            <text:p>27.465</text:p>
          </table:table-cell>
          <table:table-cell office:value-type="float" office:value="0.124600545" calcext:value-type="float">
            <text:p>0.124600545</text:p>
          </table:table-cell>
          <table:table-cell office:value-type="float" office:value="0.128914133" calcext:value-type="float">
            <text:p>0.128914133</text:p>
          </table:table-cell>
          <table:table-cell office:value-type="float" office:value="0.138610022" calcext:value-type="float">
            <text:p>0.138610022</text:p>
          </table:table-cell>
          <table:table-cell office:value-type="float" office:value="0.130708233" calcext:value-type="float">
            <text:p>0.130708233</text:p>
          </table:table-cell>
          <table:table-cell office:value-type="float" office:value="0.128914133" calcext:value-type="float">
            <text:p>0.128914133</text:p>
          </table:table-cell>
          <table:table-cell office:value-type="float" office:value="0.130708233" calcext:value-type="float">
            <text:p>0.130708233</text:p>
          </table:table-cell>
          <table:table-cell office:value-type="float" office:value="0.005858354" calcext:value-type="float">
            <text:p>0.005858354</text:p>
          </table:table-cell>
          <table:table-cell office:value-type="float" office:value="-0.001973083" calcext:value-type="float">
            <text:p>-0.001973083</text:p>
          </table:table-cell>
          <table:table-cell office:value-type="float" office:value="-0.001079757" calcext:value-type="float">
            <text:p>-0.001079757</text:p>
          </table:table-cell>
          <table:table-cell office:value-type="float" office:value="0.000928165" calcext:value-type="float">
            <text:p>0.000928165</text:p>
          </table:table-cell>
          <table:table-cell office:value-type="float" office:value="-0.000708225" calcext:value-type="float">
            <text:p>-0.000708225</text:p>
          </table:table-cell>
          <table:table-cell office:value-type="float" office:value="-0.001079757" calcext:value-type="float">
            <text:p>-0.001079757</text:p>
          </table:table-cell>
          <table:table-cell office:value-type="float" office:value="-0.000708225" calcext:value-type="float">
            <text:p>-0.000708225</text:p>
          </table:table-cell>
          <table:table-cell office:value-type="float" office:value="0.001213215" calcext:value-type="float">
            <text:p>0.00121321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2019-11-07 15:16:45</text:p>
          </table:table-cell>
          <table:table-cell office:value-type="float" office:value="27.45994" calcext:value-type="float">
            <text:p>27.45994</text:p>
          </table:table-cell>
          <table:table-cell office:value-type="float" office:value="0.126047149" calcext:value-type="float">
            <text:p>0.126047149</text:p>
          </table:table-cell>
          <table:table-cell office:value-type="float" office:value="0.130264775" calcext:value-type="float">
            <text:p>0.130264775</text:p>
          </table:table-cell>
          <table:table-cell office:value-type="float" office:value="0.138483064" calcext:value-type="float">
            <text:p>0.138483064</text:p>
          </table:table-cell>
          <table:table-cell office:value-type="float" office:value="0.131598329" calcext:value-type="float">
            <text:p>0.131598329</text:p>
          </table:table-cell>
          <table:table-cell office:value-type="float" office:value="0.130264775" calcext:value-type="float">
            <text:p>0.130264775</text:p>
          </table:table-cell>
          <table:table-cell office:value-type="float" office:value="0.131598329" calcext:value-type="float">
            <text:p>0.131598329</text:p>
          </table:table-cell>
          <table:table-cell office:value-type="float" office:value="0.005163769" calcext:value-type="float">
            <text:p>0.005163769</text:p>
          </table:table-cell>
          <table:table-cell office:value-type="float" office:value="-0.001673497" calcext:value-type="float">
            <text:p>-0.001673497</text:p>
          </table:table-cell>
          <table:table-cell office:value-type="float" office:value="-0.000800046" calcext:value-type="float">
            <text:p>-0.000800046</text:p>
          </table:table-cell>
          <table:table-cell office:value-type="float" office:value="0.000901873" calcext:value-type="float">
            <text:p>0.000901873</text:p>
          </table:table-cell>
          <table:table-cell office:value-type="float" office:value="-0.00052389" calcext:value-type="float">
            <text:p>-0.00052389</text:p>
          </table:table-cell>
          <table:table-cell office:value-type="float" office:value="-0.000800046" calcext:value-type="float">
            <text:p>-0.000800046</text:p>
          </table:table-cell>
          <table:table-cell office:value-type="float" office:value="-0.00052389" calcext:value-type="float">
            <text:p>-0.00052389</text:p>
          </table:table-cell>
          <table:table-cell office:value-type="float" office:value="0.00106937" calcext:value-type="float">
            <text:p>0.0010693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2019-11-07 15:16:46</text:p>
          </table:table-cell>
          <table:table-cell office:value-type="float" office:value="27.465" calcext:value-type="float">
            <text:p>27.465</text:p>
          </table:table-cell>
          <table:table-cell office:value-type="float" office:value="0.12800099" calcext:value-type="float">
            <text:p>0.12800099</text:p>
          </table:table-cell>
          <table:table-cell office:value-type="float" office:value="0.127470509" calcext:value-type="float">
            <text:p>0.127470509</text:p>
          </table:table-cell>
          <table:table-cell office:value-type="float" office:value="0.138379352" calcext:value-type="float">
            <text:p>0.138379352</text:p>
          </table:table-cell>
          <table:table-cell office:value-type="float" office:value="0.131283617" calcext:value-type="float">
            <text:p>0.131283617</text:p>
          </table:table-cell>
          <table:table-cell office:value-type="float" office:value="0.12800099" calcext:value-type="float">
            <text:p>0.12800099</text:p>
          </table:table-cell>
          <table:table-cell office:value-type="float" office:value="0.131283617" calcext:value-type="float">
            <text:p>0.131283617</text:p>
          </table:table-cell>
          <table:table-cell office:value-type="float" office:value="0.005022114" calcext:value-type="float">
            <text:p>0.005022114</text:p>
          </table:table-cell>
          <table:table-cell office:value-type="float" office:value="-0.001268865" calcext:value-type="float">
            <text:p>-0.001268865</text:p>
          </table:table-cell>
          <table:table-cell office:value-type="float" office:value="-0.001378726" calcext:value-type="float">
            <text:p>-0.001378726</text:p>
          </table:table-cell>
          <table:table-cell office:value-type="float" office:value="0.000880395" calcext:value-type="float">
            <text:p>0.000880395</text:p>
          </table:table-cell>
          <table:table-cell office:value-type="float" office:value="-0.000589065" calcext:value-type="float">
            <text:p>-0.000589065</text:p>
          </table:table-cell>
          <table:table-cell office:value-type="float" office:value="-0.001268865" calcext:value-type="float">
            <text:p>-0.001268865</text:p>
          </table:table-cell>
          <table:table-cell office:value-type="float" office:value="-0.000589065" calcext:value-type="float">
            <text:p>-0.000589065</text:p>
          </table:table-cell>
          <table:table-cell office:value-type="float" office:value="0.001040033" calcext:value-type="float">
            <text:p>0.00104003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2019-11-07 15:16:48</text:p>
          </table:table-cell>
          <table:table-cell office:value-type="float" office:value="27.465" calcext:value-type="float">
            <text:p>27.465</text:p>
          </table:table-cell>
          <table:table-cell office:value-type="float" office:value="0.128805057" calcext:value-type="float">
            <text:p>0.128805057</text:p>
          </table:table-cell>
          <table:table-cell office:value-type="float" office:value="0.128981486" calcext:value-type="float">
            <text:p>0.128981486</text:p>
          </table:table-cell>
          <table:table-cell office:value-type="float" office:value="0.138567703" calcext:value-type="float">
            <text:p>0.138567703</text:p>
          </table:table-cell>
          <table:table-cell office:value-type="float" office:value="0.132118082" calcext:value-type="float">
            <text:p>0.132118082</text:p>
          </table:table-cell>
          <table:table-cell office:value-type="float" office:value="0.128981486" calcext:value-type="float">
            <text:p>0.128981486</text:p>
          </table:table-cell>
          <table:table-cell office:value-type="float" office:value="0.132118082" calcext:value-type="float">
            <text:p>0.132118082</text:p>
          </table:table-cell>
          <table:table-cell office:value-type="float" office:value="0.004561139" calcext:value-type="float">
            <text:p>0.004561139</text:p>
          </table:table-cell>
          <table:table-cell office:value-type="float" office:value="-0.001102347" calcext:value-type="float">
            <text:p>-0.001102347</text:p>
          </table:table-cell>
          <table:table-cell office:value-type="float" office:value="-0.001065809" calcext:value-type="float">
            <text:p>-0.001065809</text:p>
          </table:table-cell>
          <table:table-cell office:value-type="float" office:value="0.000919401" calcext:value-type="float">
            <text:p>0.000919401</text:p>
          </table:table-cell>
          <table:table-cell office:value-type="float" office:value="-0.000416251" calcext:value-type="float">
            <text:p>-0.000416251</text:p>
          </table:table-cell>
          <table:table-cell office:value-type="float" office:value="-0.001065809" calcext:value-type="float">
            <text:p>-0.001065809</text:p>
          </table:table-cell>
          <table:table-cell office:value-type="float" office:value="-0.000416251" calcext:value-type="float">
            <text:p>-0.000416251</text:p>
          </table:table-cell>
          <table:table-cell office:value-type="float" office:value="0.000944567" calcext:value-type="float">
            <text:p>0.00094456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2019-11-07 15:16:49</text:p>
          </table:table-cell>
          <table:table-cell office:value-type="float" office:value="27.465" calcext:value-type="float">
            <text:p>27.465</text:p>
          </table:table-cell>
          <table:table-cell office:value-type="float" office:value="0.124661341" calcext:value-type="float">
            <text:p>0.124661341</text:p>
          </table:table-cell>
          <table:table-cell office:value-type="float" office:value="0.129303948" calcext:value-type="float">
            <text:p>0.129303948</text:p>
          </table:table-cell>
          <table:table-cell office:value-type="float" office:value="0.138233321" calcext:value-type="float">
            <text:p>0.138233321</text:p>
          </table:table-cell>
          <table:table-cell office:value-type="float" office:value="0.13073287" calcext:value-type="float">
            <text:p>0.13073287</text:p>
          </table:table-cell>
          <table:table-cell office:value-type="float" office:value="0.129303948" calcext:value-type="float">
            <text:p>0.129303948</text:p>
          </table:table-cell>
          <table:table-cell office:value-type="float" office:value="0.13073287" calcext:value-type="float">
            <text:p>0.13073287</text:p>
          </table:table-cell>
          <table:table-cell office:value-type="float" office:value="0.005632111" calcext:value-type="float">
            <text:p>0.005632111</text:p>
          </table:table-cell>
          <table:table-cell office:value-type="float" office:value="-0.001960492" calcext:value-type="float">
            <text:p>-0.001960492</text:p>
          </table:table-cell>
          <table:table-cell office:value-type="float" office:value="-0.000999029" calcext:value-type="float">
            <text:p>-0.000999029</text:p>
          </table:table-cell>
          <table:table-cell office:value-type="float" office:value="0.000850152" calcext:value-type="float">
            <text:p>0.000850152</text:p>
          </table:table-cell>
          <table:table-cell office:value-type="float" office:value="-0.000703123" calcext:value-type="float">
            <text:p>-0.000703123</text:p>
          </table:table-cell>
          <table:table-cell office:value-type="float" office:value="-0.000999029" calcext:value-type="float">
            <text:p>-0.000999029</text:p>
          </table:table-cell>
          <table:table-cell office:value-type="float" office:value="-0.000703123" calcext:value-type="float">
            <text:p>-0.000703123</text:p>
          </table:table-cell>
          <table:table-cell office:value-type="float" office:value="0.001166362" calcext:value-type="float">
            <text:p>0.00116636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2019-11-07 15:16:50</text:p>
          </table:table-cell>
          <table:table-cell office:value-type="float" office:value="27.465" calcext:value-type="float">
            <text:p>27.465</text:p>
          </table:table-cell>
          <table:table-cell office:value-type="float" office:value="0.124995127" calcext:value-type="float">
            <text:p>0.124995127</text:p>
          </table:table-cell>
          <table:table-cell office:value-type="float" office:value="0.128570214" calcext:value-type="float">
            <text:p>0.128570214</text:p>
          </table:table-cell>
          <table:table-cell office:value-type="float" office:value="0.138572471" calcext:value-type="float">
            <text:p>0.138572471</text:p>
          </table:table-cell>
          <table:table-cell office:value-type="float" office:value="0.130712604" calcext:value-type="float">
            <text:p>0.130712604</text:p>
          </table:table-cell>
          <table:table-cell office:value-type="float" office:value="0.128570214" calcext:value-type="float">
            <text:p>0.128570214</text:p>
          </table:table-cell>
          <table:table-cell office:value-type="float" office:value="0.130712604" calcext:value-type="float">
            <text:p>0.130712604</text:p>
          </table:table-cell>
          <table:table-cell office:value-type="float" office:value="0.005746213" calcext:value-type="float">
            <text:p>0.005746213</text:p>
          </table:table-cell>
          <table:table-cell office:value-type="float" office:value="-0.001891366" calcext:value-type="float">
            <text:p>-0.001891366</text:p>
          </table:table-cell>
          <table:table-cell office:value-type="float" office:value="-0.001150982" calcext:value-type="float">
            <text:p>-0.001150982</text:p>
          </table:table-cell>
          <table:table-cell office:value-type="float" office:value="0.000920389" calcext:value-type="float">
            <text:p>0.000920389</text:p>
          </table:table-cell>
          <table:table-cell office:value-type="float" office:value="-0.00070732" calcext:value-type="float">
            <text:p>-0.00070732</text:p>
          </table:table-cell>
          <table:table-cell office:value-type="float" office:value="-0.001150982" calcext:value-type="float">
            <text:p>-0.001150982</text:p>
          </table:table-cell>
          <table:table-cell office:value-type="float" office:value="-0.00070732" calcext:value-type="float">
            <text:p>-0.00070732</text:p>
          </table:table-cell>
          <table:table-cell office:value-type="float" office:value="0.001189991" calcext:value-type="float">
            <text:p>0.00118999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2019-11-07 15:16:51</text:p>
          </table:table-cell>
          <table:table-cell office:value-type="float" office:value="27.465" calcext:value-type="float">
            <text:p>27.465</text:p>
          </table:table-cell>
          <table:table-cell office:value-type="float" office:value="0.127136722" calcext:value-type="float">
            <text:p>0.127136722</text:p>
          </table:table-cell>
          <table:table-cell office:value-type="float" office:value="0.127782241" calcext:value-type="float">
            <text:p>0.127782241</text:p>
          </table:table-cell>
          <table:table-cell office:value-type="float" office:value="0.138814466" calcext:value-type="float">
            <text:p>0.138814466</text:p>
          </table:table-cell>
          <table:table-cell office:value-type="float" office:value="0.131244476" calcext:value-type="float">
            <text:p>0.131244476</text:p>
          </table:table-cell>
          <table:table-cell office:value-type="float" office:value="0.127782241" calcext:value-type="float">
            <text:p>0.127782241</text:p>
          </table:table-cell>
          <table:table-cell office:value-type="float" office:value="0.131244476" calcext:value-type="float">
            <text:p>0.131244476</text:p>
          </table:table-cell>
          <table:table-cell office:value-type="float" office:value="0.005359274" calcext:value-type="float">
            <text:p>0.005359274</text:p>
          </table:table-cell>
          <table:table-cell office:value-type="float" office:value="-0.001447851" calcext:value-type="float">
            <text:p>-0.001447851</text:p>
          </table:table-cell>
          <table:table-cell office:value-type="float" office:value="-0.001314167" calcext:value-type="float">
            <text:p>-0.001314167</text:p>
          </table:table-cell>
          <table:table-cell office:value-type="float" office:value="0.000970505" calcext:value-type="float">
            <text:p>0.000970505</text:p>
          </table:table-cell>
          <table:table-cell office:value-type="float" office:value="-0.000597171" calcext:value-type="float">
            <text:p>-0.000597171</text:p>
          </table:table-cell>
          <table:table-cell office:value-type="float" office:value="-0.001314167" calcext:value-type="float">
            <text:p>-0.001314167</text:p>
          </table:table-cell>
          <table:table-cell office:value-type="float" office:value="-0.000597171" calcext:value-type="float">
            <text:p>-0.000597171</text:p>
          </table:table-cell>
          <table:table-cell office:value-type="float" office:value="0.001109857" calcext:value-type="float">
            <text:p>0.00110985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2019-11-07 15:16:52</text:p>
          </table:table-cell>
          <table:table-cell office:value-type="float" office:value="27.45994" calcext:value-type="float">
            <text:p>27.45994</text:p>
          </table:table-cell>
          <table:table-cell office:value-type="float" office:value="0.131125466" calcext:value-type="float">
            <text:p>0.131125466</text:p>
          </table:table-cell>
          <table:table-cell office:value-type="float" office:value="0.128566042" calcext:value-type="float">
            <text:p>0.128566042</text:p>
          </table:table-cell>
          <table:table-cell office:value-type="float" office:value="0.138142125" calcext:value-type="float">
            <text:p>0.138142125</text:p>
          </table:table-cell>
          <table:table-cell office:value-type="float" office:value="0.132611211" calcext:value-type="float">
            <text:p>0.132611211</text:p>
          </table:table-cell>
          <table:table-cell office:value-type="float" office:value="0.131125466" calcext:value-type="float">
            <text:p>0.131125466</text:p>
          </table:table-cell>
          <table:table-cell office:value-type="float" office:value="0.132611211" calcext:value-type="float">
            <text:p>0.132611211</text:p>
          </table:table-cell>
          <table:table-cell office:value-type="float" office:value="0.004048121" calcext:value-type="float">
            <text:p>0.004048121</text:p>
          </table:table-cell>
          <table:table-cell office:value-type="float" office:value="-0.0006218" calcext:value-type="float">
            <text:p>-0.0006218</text:p>
          </table:table-cell>
          <table:table-cell office:value-type="float" office:value="-0.001151846" calcext:value-type="float">
            <text:p>-0.001151846</text:p>
          </table:table-cell>
          <table:table-cell office:value-type="float" office:value="0.000831266" calcext:value-type="float">
            <text:p>0.000831266</text:p>
          </table:table-cell>
          <table:table-cell office:value-type="float" office:value="-0.000314127" calcext:value-type="float">
            <text:p>-0.000314127</text:p>
          </table:table-cell>
          <table:table-cell office:value-type="float" office:value="-0.0006218" calcext:value-type="float">
            <text:p>-0.0006218</text:p>
          </table:table-cell>
          <table:table-cell office:value-type="float" office:value="-0.000314127" calcext:value-type="float">
            <text:p>-0.000314127</text:p>
          </table:table-cell>
          <table:table-cell office:value-type="float" office:value="0.000838324" calcext:value-type="float">
            <text:p>0.00083832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2019-11-07 15:16:54</text:p>
          </table:table-cell>
          <table:table-cell office:value-type="float" office:value="27.45994" calcext:value-type="float">
            <text:p>27.45994</text:p>
          </table:table-cell>
          <table:table-cell office:value-type="float" office:value="0.124901548" calcext:value-type="float">
            <text:p>0.124901548</text:p>
          </table:table-cell>
          <table:table-cell office:value-type="float" office:value="0.129778401" calcext:value-type="float">
            <text:p>0.129778401</text:p>
          </table:table-cell>
          <table:table-cell office:value-type="float" office:value="0.139012353" calcext:value-type="float">
            <text:p>0.139012353</text:p>
          </table:table-cell>
          <table:table-cell office:value-type="float" office:value="0.131230767" calcext:value-type="float">
            <text:p>0.131230767</text:p>
          </table:table-cell>
          <table:table-cell office:value-type="float" office:value="0.129778401" calcext:value-type="float">
            <text:p>0.129778401</text:p>
          </table:table-cell>
          <table:table-cell office:value-type="float" office:value="0.131230767" calcext:value-type="float">
            <text:p>0.131230767</text:p>
          </table:table-cell>
          <table:table-cell office:value-type="float" office:value="0.005851537" calcext:value-type="float">
            <text:p>0.005851537</text:p>
          </table:table-cell>
          <table:table-cell office:value-type="float" office:value="-0.001910746" calcext:value-type="float">
            <text:p>-0.001910746</text:p>
          </table:table-cell>
          <table:table-cell office:value-type="float" office:value="-0.000900772" calcext:value-type="float">
            <text:p>-0.000900772</text:p>
          </table:table-cell>
          <table:table-cell office:value-type="float" office:value="0.001011486" calcext:value-type="float">
            <text:p>0.001011486</text:p>
          </table:table-cell>
          <table:table-cell office:value-type="float" office:value="-0.000600011" calcext:value-type="float">
            <text:p>-0.000600011</text:p>
          </table:table-cell>
          <table:table-cell office:value-type="float" office:value="-0.000900772" calcext:value-type="float">
            <text:p>-0.000900772</text:p>
          </table:table-cell>
          <table:table-cell office:value-type="float" office:value="-0.000600011" calcext:value-type="float">
            <text:p>-0.000600011</text:p>
          </table:table-cell>
          <table:table-cell office:value-type="float" office:value="0.001211804" calcext:value-type="float">
            <text:p>0.00121180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2019-11-07 15:16:55</text:p>
          </table:table-cell>
          <table:table-cell office:value-type="float" office:value="27.47005" calcext:value-type="float">
            <text:p>27.47005</text:p>
          </table:table-cell>
          <table:table-cell office:value-type="float" office:value="0.12684466" calcext:value-type="float">
            <text:p>0.12684466</text:p>
          </table:table-cell>
          <table:table-cell office:value-type="float" office:value="0.128007546" calcext:value-type="float">
            <text:p>0.128007546</text:p>
          </table:table-cell>
          <table:table-cell office:value-type="float" office:value="0.138705389" calcext:value-type="float">
            <text:p>0.138705389</text:p>
          </table:table-cell>
          <table:table-cell office:value-type="float" office:value="0.131185865" calcext:value-type="float">
            <text:p>0.131185865</text:p>
          </table:table-cell>
          <table:table-cell office:value-type="float" office:value="0.128007546" calcext:value-type="float">
            <text:p>0.128007546</text:p>
          </table:table-cell>
          <table:table-cell office:value-type="float" office:value="0.131185865" calcext:value-type="float">
            <text:p>0.131185865</text:p>
          </table:table-cell>
          <table:table-cell office:value-type="float" office:value="0.005338259" calcext:value-type="float">
            <text:p>0.005338259</text:p>
          </table:table-cell>
          <table:table-cell office:value-type="float" office:value="-0.001508336" calcext:value-type="float">
            <text:p>-0.001508336</text:p>
          </table:table-cell>
          <table:table-cell office:value-type="float" office:value="-0.001267508" calcext:value-type="float">
            <text:p>-0.001267508</text:p>
          </table:table-cell>
          <table:table-cell office:value-type="float" office:value="0.000947915" calcext:value-type="float">
            <text:p>0.000947915</text:p>
          </table:table-cell>
          <table:table-cell office:value-type="float" office:value="-0.000609309" calcext:value-type="float">
            <text:p>-0.000609309</text:p>
          </table:table-cell>
          <table:table-cell office:value-type="float" office:value="-0.001267508" calcext:value-type="float">
            <text:p>-0.001267508</text:p>
          </table:table-cell>
          <table:table-cell office:value-type="float" office:value="-0.000609309" calcext:value-type="float">
            <text:p>-0.000609309</text:p>
          </table:table-cell>
          <table:table-cell office:value-type="float" office:value="0.001105505" calcext:value-type="float">
            <text:p>0.00110550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2019-11-07 15:16:56</text:p>
          </table:table-cell>
          <table:table-cell office:value-type="float" office:value="27.47511" calcext:value-type="float">
            <text:p>27.47511</text:p>
          </table:table-cell>
          <table:table-cell office:value-type="float" office:value="0.129818336" calcext:value-type="float">
            <text:p>0.129818336</text:p>
          </table:table-cell>
          <table:table-cell office:value-type="float" office:value="0.128703729" calcext:value-type="float">
            <text:p>0.128703729</text:p>
          </table:table-cell>
          <table:table-cell office:value-type="float" office:value="0.138258951" calcext:value-type="float">
            <text:p>0.138258951</text:p>
          </table:table-cell>
          <table:table-cell office:value-type="float" office:value="0.132260338" calcext:value-type="float">
            <text:p>0.132260338</text:p>
          </table:table-cell>
          <table:table-cell office:value-type="float" office:value="0.129818336" calcext:value-type="float">
            <text:p>0.129818336</text:p>
          </table:table-cell>
          <table:table-cell office:value-type="float" office:value="0.132260338" calcext:value-type="float">
            <text:p>0.132260338</text:p>
          </table:table-cell>
          <table:table-cell office:value-type="float" office:value="0.004265997" calcext:value-type="float">
            <text:p>0.004265997</text:p>
          </table:table-cell>
          <table:table-cell office:value-type="float" office:value="-0.000892501" calcext:value-type="float">
            <text:p>-0.000892501</text:p>
          </table:table-cell>
          <table:table-cell office:value-type="float" office:value="-0.001123331" calcext:value-type="float">
            <text:p>-0.001123331</text:p>
          </table:table-cell>
          <table:table-cell office:value-type="float" office:value="0.00085546" calcext:value-type="float">
            <text:p>0.00085546</text:p>
          </table:table-cell>
          <table:table-cell office:value-type="float" office:value="-0.000386791" calcext:value-type="float">
            <text:p>-0.000386791</text:p>
          </table:table-cell>
          <table:table-cell office:value-type="float" office:value="-0.000892501" calcext:value-type="float">
            <text:p>-0.000892501</text:p>
          </table:table-cell>
          <table:table-cell office:value-type="float" office:value="-0.000386791" calcext:value-type="float">
            <text:p>-0.000386791</text:p>
          </table:table-cell>
          <table:table-cell office:value-type="float" office:value="0.000883444" calcext:value-type="float">
            <text:p>0.00088344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2019-11-07 15:16:57</text:p>
          </table:table-cell>
          <table:table-cell office:value-type="float" office:value="27.465" calcext:value-type="float">
            <text:p>27.465</text:p>
          </table:table-cell>
          <table:table-cell office:value-type="float" office:value="0.130376235" calcext:value-type="float">
            <text:p>0.130376235</text:p>
          </table:table-cell>
          <table:table-cell office:value-type="float" office:value="0.128723398" calcext:value-type="float">
            <text:p>0.128723398</text:p>
          </table:table-cell>
          <table:table-cell office:value-type="float" office:value="0.138310211" calcext:value-type="float">
            <text:p>0.138310211</text:p>
          </table:table-cell>
          <table:table-cell office:value-type="float" office:value="0.132469948" calcext:value-type="float">
            <text:p>0.132469948</text:p>
          </table:table-cell>
          <table:table-cell office:value-type="float" office:value="0.130376235" calcext:value-type="float">
            <text:p>0.130376235</text:p>
          </table:table-cell>
          <table:table-cell office:value-type="float" office:value="0.132469948" calcext:value-type="float">
            <text:p>0.132469948</text:p>
          </table:table-cell>
          <table:table-cell office:value-type="float" office:value="0.004184453" calcext:value-type="float">
            <text:p>0.004184453</text:p>
          </table:table-cell>
          <table:table-cell office:value-type="float" office:value="-0.000776963" calcext:value-type="float">
            <text:p>-0.000776963</text:p>
          </table:table-cell>
          <table:table-cell office:value-type="float" office:value="-0.001119258" calcext:value-type="float">
            <text:p>-0.001119258</text:p>
          </table:table-cell>
          <table:table-cell office:value-type="float" office:value="0.000866076" calcext:value-type="float">
            <text:p>0.000866076</text:p>
          </table:table-cell>
          <table:table-cell office:value-type="float" office:value="-0.000343382" calcext:value-type="float">
            <text:p>-0.000343382</text:p>
          </table:table-cell>
          <table:table-cell office:value-type="float" office:value="-0.000776963" calcext:value-type="float">
            <text:p>-0.000776963</text:p>
          </table:table-cell>
          <table:table-cell office:value-type="float" office:value="-0.000343382" calcext:value-type="float">
            <text:p>-0.000343382</text:p>
          </table:table-cell>
          <table:table-cell office:value-type="float" office:value="0.000866557" calcext:value-type="float">
            <text:p>0.00086655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2019-11-07 15:16:59</text:p>
          </table:table-cell>
          <table:table-cell office:value-type="float" office:value="27.47005" calcext:value-type="float">
            <text:p>27.47005</text:p>
          </table:table-cell>
          <table:table-cell office:value-type="float" office:value="0.12525858" calcext:value-type="float">
            <text:p>0.12525858</text:p>
          </table:table-cell>
          <table:table-cell office:value-type="float" office:value="0.130135432" calcext:value-type="float">
            <text:p>0.130135432</text:p>
          </table:table-cell>
          <table:table-cell office:value-type="float" office:value="0.137915628" calcext:value-type="float">
            <text:p>0.137915628</text:p>
          </table:table-cell>
          <table:table-cell office:value-type="float" office:value="0.131103213" calcext:value-type="float">
            <text:p>0.131103213</text:p>
          </table:table-cell>
          <table:table-cell office:value-type="float" office:value="0.130135432" calcext:value-type="float">
            <text:p>0.130135432</text:p>
          </table:table-cell>
          <table:table-cell office:value-type="float" office:value="0.131103213" calcext:value-type="float">
            <text:p>0.131103213</text:p>
          </table:table-cell>
          <table:table-cell office:value-type="float" office:value="0.005212336" calcext:value-type="float">
            <text:p>0.005212336</text:p>
          </table:table-cell>
          <table:table-cell office:value-type="float" office:value="-0.001836807" calcext:value-type="float">
            <text:p>-0.001836807</text:p>
          </table:table-cell>
          <table:table-cell office:value-type="float" office:value="-0.000826832" calcext:value-type="float">
            <text:p>-0.000826832</text:p>
          </table:table-cell>
          <table:table-cell office:value-type="float" office:value="0.00078436" calcext:value-type="float">
            <text:p>0.00078436</text:p>
          </table:table-cell>
          <table:table-cell office:value-type="float" office:value="-0.000626426" calcext:value-type="float">
            <text:p>-0.000626426</text:p>
          </table:table-cell>
          <table:table-cell office:value-type="float" office:value="-0.000826832" calcext:value-type="float">
            <text:p>-0.000826832</text:p>
          </table:table-cell>
          <table:table-cell office:value-type="float" office:value="-0.000626426" calcext:value-type="float">
            <text:p>-0.000626426</text:p>
          </table:table-cell>
          <table:table-cell office:value-type="float" office:value="0.001079429" calcext:value-type="float">
            <text:p>0.00107942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2019-11-07 15:17:00</text:p>
          </table:table-cell>
          <table:table-cell office:value-type="float" office:value="27.47005" calcext:value-type="float">
            <text:p>27.47005</text:p>
          </table:table-cell>
          <table:table-cell office:value-type="float" office:value="0.128224507" calcext:value-type="float">
            <text:p>0.128224507</text:p>
          </table:table-cell>
          <table:table-cell office:value-type="float" office:value="0.128053442" calcext:value-type="float">
            <text:p>0.128053442</text:p>
          </table:table-cell>
          <table:table-cell office:value-type="float" office:value="0.138145702" calcext:value-type="float">
            <text:p>0.138145702</text:p>
          </table:table-cell>
          <table:table-cell office:value-type="float" office:value="0.13147455" calcext:value-type="float">
            <text:p>0.13147455</text:p>
          </table:table-cell>
          <table:table-cell office:value-type="float" office:value="0.128224507" calcext:value-type="float">
            <text:p>0.128224507</text:p>
          </table:table-cell>
          <table:table-cell office:value-type="float" office:value="0.13147455" calcext:value-type="float">
            <text:p>0.13147455</text:p>
          </table:table-cell>
          <table:table-cell office:value-type="float" office:value="0.004717733" calcext:value-type="float">
            <text:p>0.004717733</text:p>
          </table:table-cell>
          <table:table-cell office:value-type="float" office:value="-0.001222576" calcext:value-type="float">
            <text:p>-0.001222576</text:p>
          </table:table-cell>
          <table:table-cell office:value-type="float" office:value="-0.001258003" calcext:value-type="float">
            <text:p>-0.001258003</text:p>
          </table:table-cell>
          <table:table-cell office:value-type="float" office:value="0.000832007" calcext:value-type="float">
            <text:p>0.000832007</text:p>
          </table:table-cell>
          <table:table-cell office:value-type="float" office:value="-0.000549524" calcext:value-type="float">
            <text:p>-0.000549524</text:p>
          </table:table-cell>
          <table:table-cell office:value-type="float" office:value="-0.001222576" calcext:value-type="float">
            <text:p>-0.001222576</text:p>
          </table:table-cell>
          <table:table-cell office:value-type="float" office:value="-0.000549524" calcext:value-type="float">
            <text:p>-0.000549524</text:p>
          </table:table-cell>
          <table:table-cell office:value-type="float" office:value="0.000976997" calcext:value-type="float">
            <text:p>0.00097699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2019-11-07 15:17:01</text:p>
          </table:table-cell>
          <table:table-cell office:value-type="float" office:value="27.47511" calcext:value-type="float">
            <text:p>27.47511</text:p>
          </table:table-cell>
          <table:table-cell office:value-type="float" office:value="0.129737273" calcext:value-type="float">
            <text:p>0.129737273</text:p>
          </table:table-cell>
          <table:table-cell office:value-type="float" office:value="0.12918593" calcext:value-type="float">
            <text:p>0.12918593</text:p>
          </table:table-cell>
          <table:table-cell office:value-type="float" office:value="0.138617174" calcext:value-type="float">
            <text:p>0.138617174</text:p>
          </table:table-cell>
          <table:table-cell office:value-type="float" office:value="0.132513459" calcext:value-type="float">
            <text:p>0.132513459</text:p>
          </table:table-cell>
          <table:table-cell office:value-type="float" office:value="0.129737273" calcext:value-type="float">
            <text:p>0.129737273</text:p>
          </table:table-cell>
          <table:table-cell office:value-type="float" office:value="0.132513459" calcext:value-type="float">
            <text:p>0.132513459</text:p>
          </table:table-cell>
          <table:table-cell office:value-type="float" office:value="0.004321844" calcext:value-type="float">
            <text:p>0.004321844</text:p>
          </table:table-cell>
          <table:table-cell office:value-type="float" office:value="-0.000909289" calcext:value-type="float">
            <text:p>-0.000909289</text:p>
          </table:table-cell>
          <table:table-cell office:value-type="float" office:value="-0.001023469" calcext:value-type="float">
            <text:p>-0.001023469</text:p>
          </table:table-cell>
          <table:table-cell office:value-type="float" office:value="0.000929647" calcext:value-type="float">
            <text:p>0.000929647</text:p>
          </table:table-cell>
          <table:table-cell office:value-type="float" office:value="-0.000334371" calcext:value-type="float">
            <text:p>-0.000334371</text:p>
          </table:table-cell>
          <table:table-cell office:value-type="float" office:value="-0.000909289" calcext:value-type="float">
            <text:p>-0.000909289</text:p>
          </table:table-cell>
          <table:table-cell office:value-type="float" office:value="-0.000334371" calcext:value-type="float">
            <text:p>-0.000334371</text:p>
          </table:table-cell>
          <table:table-cell office:value-type="float" office:value="0.00089501" calcext:value-type="float">
            <text:p>0.0008950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2019-11-07 15:17:02</text:p>
          </table:table-cell>
          <table:table-cell office:value-type="float" office:value="27.47511" calcext:value-type="float">
            <text:p>27.47511</text:p>
          </table:table-cell>
          <table:table-cell office:value-type="float" office:value="0.127454415" calcext:value-type="float">
            <text:p>0.127454415</text:p>
          </table:table-cell>
          <table:table-cell office:value-type="float" office:value="0.130167023" calcext:value-type="float">
            <text:p>0.130167023</text:p>
          </table:table-cell>
          <table:table-cell office:value-type="float" office:value="0.138605254" calcext:value-type="float">
            <text:p>0.138605254</text:p>
          </table:table-cell>
          <table:table-cell office:value-type="float" office:value="0.132075564" calcext:value-type="float">
            <text:p>0.132075564</text:p>
          </table:table-cell>
          <table:table-cell office:value-type="float" office:value="0.130167023" calcext:value-type="float">
            <text:p>0.130167023</text:p>
          </table:table-cell>
          <table:table-cell office:value-type="float" office:value="0.132075564" calcext:value-type="float">
            <text:p>0.132075564</text:p>
          </table:table-cell>
          <table:table-cell office:value-type="float" office:value="0.004748136" calcext:value-type="float">
            <text:p>0.004748136</text:p>
          </table:table-cell>
          <table:table-cell office:value-type="float" office:value="-0.001382059" calcext:value-type="float">
            <text:p>-0.001382059</text:p>
          </table:table-cell>
          <table:table-cell office:value-type="float" office:value="-0.00082029" calcext:value-type="float">
            <text:p>-0.00082029</text:p>
          </table:table-cell>
          <table:table-cell office:value-type="float" office:value="0.000927178" calcext:value-type="float">
            <text:p>0.000927178</text:p>
          </table:table-cell>
          <table:table-cell office:value-type="float" office:value="-0.000425057" calcext:value-type="float">
            <text:p>-0.000425057</text:p>
          </table:table-cell>
          <table:table-cell office:value-type="float" office:value="-0.00082029" calcext:value-type="float">
            <text:p>-0.00082029</text:p>
          </table:table-cell>
          <table:table-cell office:value-type="float" office:value="-0.000425057" calcext:value-type="float">
            <text:p>-0.000425057</text:p>
          </table:table-cell>
          <table:table-cell office:value-type="float" office:value="0.000983294" calcext:value-type="float">
            <text:p>0.00098329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2019-11-07 15:17:03</text:p>
          </table:table-cell>
          <table:table-cell office:value-type="float" office:value="27.47005" calcext:value-type="float">
            <text:p>27.47005</text:p>
          </table:table-cell>
          <table:table-cell office:value-type="float" office:value="0.126496569" calcext:value-type="float">
            <text:p>0.126496569</text:p>
          </table:table-cell>
          <table:table-cell office:value-type="float" office:value="0.130473391" calcext:value-type="float">
            <text:p>0.130473391</text:p>
          </table:table-cell>
          <table:table-cell office:value-type="float" office:value="0.138240473" calcext:value-type="float">
            <text:p>0.138240473</text:p>
          </table:table-cell>
          <table:table-cell office:value-type="float" office:value="0.131736811" calcext:value-type="float">
            <text:p>0.131736811</text:p>
          </table:table-cell>
          <table:table-cell office:value-type="float" office:value="0.130473391" calcext:value-type="float">
            <text:p>0.130473391</text:p>
          </table:table-cell>
          <table:table-cell office:value-type="float" office:value="0.131736811" calcext:value-type="float">
            <text:p>0.131736811</text:p>
          </table:table-cell>
          <table:table-cell office:value-type="float" office:value="0.004876952" calcext:value-type="float">
            <text:p>0.004876952</text:p>
          </table:table-cell>
          <table:table-cell office:value-type="float" office:value="-0.001580424" calcext:value-type="float">
            <text:p>-0.001580424</text:p>
          </table:table-cell>
          <table:table-cell office:value-type="float" office:value="-0.000756842" calcext:value-type="float">
            <text:p>-0.000756842</text:p>
          </table:table-cell>
          <table:table-cell office:value-type="float" office:value="0.000851634" calcext:value-type="float">
            <text:p>0.000851634</text:p>
          </table:table-cell>
          <table:table-cell office:value-type="float" office:value="-0.000495211" calcext:value-type="float">
            <text:p>-0.000495211</text:p>
          </table:table-cell>
          <table:table-cell office:value-type="float" office:value="-0.000756842" calcext:value-type="float">
            <text:p>-0.000756842</text:p>
          </table:table-cell>
          <table:table-cell office:value-type="float" office:value="-0.000495211" calcext:value-type="float">
            <text:p>-0.000495211</text:p>
          </table:table-cell>
          <table:table-cell office:value-type="float" office:value="0.001009972" calcext:value-type="float">
            <text:p>0.00100997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2019-11-07 15:17:05</text:p>
          </table:table-cell>
          <table:table-cell office:value-type="float" office:value="27.465" calcext:value-type="float">
            <text:p>27.465</text:p>
          </table:table-cell>
          <table:table-cell office:value-type="float" office:value="0.128201262" calcext:value-type="float">
            <text:p>0.128201262</text:p>
          </table:table-cell>
          <table:table-cell office:value-type="float" office:value="0.128085629" calcext:value-type="float">
            <text:p>0.128085629</text:p>
          </table:table-cell>
          <table:table-cell office:value-type="float" office:value="0.139120834" calcext:value-type="float">
            <text:p>0.139120834</text:p>
          </table:table-cell>
          <table:table-cell office:value-type="float" office:value="0.131802575" calcext:value-type="float">
            <text:p>0.131802575</text:p>
          </table:table-cell>
          <table:table-cell office:value-type="float" office:value="0.128201262" calcext:value-type="float">
            <text:p>0.128201262</text:p>
          </table:table-cell>
          <table:table-cell office:value-type="float" office:value="0.131802575" calcext:value-type="float">
            <text:p>0.131802575</text:p>
          </table:table-cell>
          <table:table-cell office:value-type="float" office:value="0.005175006" calcext:value-type="float">
            <text:p>0.005175006</text:p>
          </table:table-cell>
          <table:table-cell office:value-type="float" office:value="-0.00122739" calcext:value-type="float">
            <text:p>-0.00122739</text:p>
          </table:table-cell>
          <table:table-cell office:value-type="float" office:value="-0.001251337" calcext:value-type="float">
            <text:p>-0.001251337</text:p>
          </table:table-cell>
          <table:table-cell office:value-type="float" office:value="0.001033952" calcext:value-type="float">
            <text:p>0.001033952</text:p>
          </table:table-cell>
          <table:table-cell office:value-type="float" office:value="-0.000481592" calcext:value-type="float">
            <text:p>-0.000481592</text:p>
          </table:table-cell>
          <table:table-cell office:value-type="float" office:value="-0.00122739" calcext:value-type="float">
            <text:p>-0.00122739</text:p>
          </table:table-cell>
          <table:table-cell office:value-type="float" office:value="-0.000481592" calcext:value-type="float">
            <text:p>-0.000481592</text:p>
          </table:table-cell>
          <table:table-cell office:value-type="float" office:value="0.001071696" calcext:value-type="float">
            <text:p>0.00107169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2019-11-07 15:17:06</text:p>
          </table:table-cell>
          <table:table-cell office:value-type="float" office:value="27.47511" calcext:value-type="float">
            <text:p>27.47511</text:p>
          </table:table-cell>
          <table:table-cell office:value-type="float" office:value="0.129666344" calcext:value-type="float">
            <text:p>0.129666344</text:p>
          </table:table-cell>
          <table:table-cell office:value-type="float" office:value="0.129203812" calcext:value-type="float">
            <text:p>0.129203812</text:p>
          </table:table-cell>
          <table:table-cell office:value-type="float" office:value="0.138189809" calcext:value-type="float">
            <text:p>0.138189809</text:p>
          </table:table-cell>
          <table:table-cell office:value-type="float" office:value="0.132353322" calcext:value-type="float">
            <text:p>0.132353322</text:p>
          </table:table-cell>
          <table:table-cell office:value-type="float" office:value="0.129666344" calcext:value-type="float">
            <text:p>0.129666344</text:p>
          </table:table-cell>
          <table:table-cell office:value-type="float" office:value="0.132353322" calcext:value-type="float">
            <text:p>0.132353322</text:p>
          </table:table-cell>
          <table:table-cell office:value-type="float" office:value="0.004131337" calcext:value-type="float">
            <text:p>0.004131337</text:p>
          </table:table-cell>
          <table:table-cell office:value-type="float" office:value="-0.000923978" calcext:value-type="float">
            <text:p>-0.000923978</text:p>
          </table:table-cell>
          <table:table-cell office:value-type="float" office:value="-0.001019766" calcext:value-type="float">
            <text:p>-0.001019766</text:p>
          </table:table-cell>
          <table:table-cell office:value-type="float" office:value="0.000841141" calcext:value-type="float">
            <text:p>0.000841141</text:p>
          </table:table-cell>
          <table:table-cell office:value-type="float" office:value="-0.000367534" calcext:value-type="float">
            <text:p>-0.000367534</text:p>
          </table:table-cell>
          <table:table-cell office:value-type="float" office:value="-0.000923978" calcext:value-type="float">
            <text:p>-0.000923978</text:p>
          </table:table-cell>
          <table:table-cell office:value-type="float" office:value="-0.000367534" calcext:value-type="float">
            <text:p>-0.000367534</text:p>
          </table:table-cell>
          <table:table-cell office:value-type="float" office:value="0.000855557" calcext:value-type="float">
            <text:p>0.00085555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2019-11-07 15:17:07</text:p>
          </table:table-cell>
          <table:table-cell office:value-type="float" office:value="27.48016" calcext:value-type="float">
            <text:p>27.48016</text:p>
          </table:table-cell>
          <table:table-cell office:value-type="float" office:value="0.127881185" calcext:value-type="float">
            <text:p>0.127881185</text:p>
          </table:table-cell>
          <table:table-cell office:value-type="float" office:value="0.130355374" calcext:value-type="float">
            <text:p>0.130355374</text:p>
          </table:table-cell>
          <table:table-cell office:value-type="float" office:value="0.138568299" calcext:value-type="float">
            <text:p>0.138568299</text:p>
          </table:table-cell>
          <table:table-cell office:value-type="float" office:value="0.132268286" calcext:value-type="float">
            <text:p>0.132268286</text:p>
          </table:table-cell>
          <table:table-cell office:value-type="float" office:value="0.130355374" calcext:value-type="float">
            <text:p>0.130355374</text:p>
          </table:table-cell>
          <table:table-cell office:value-type="float" office:value="0.132268286" calcext:value-type="float">
            <text:p>0.132268286</text:p>
          </table:table-cell>
          <table:table-cell office:value-type="float" office:value="0.004567861" calcext:value-type="float">
            <text:p>0.004567861</text:p>
          </table:table-cell>
          <table:table-cell office:value-type="float" office:value="-0.001293677" calcext:value-type="float">
            <text:p>-0.001293677</text:p>
          </table:table-cell>
          <table:table-cell office:value-type="float" office:value="-0.000781283" calcext:value-type="float">
            <text:p>-0.000781283</text:p>
          </table:table-cell>
          <table:table-cell office:value-type="float" office:value="0.000919525" calcext:value-type="float">
            <text:p>0.000919525</text:p>
          </table:table-cell>
          <table:table-cell office:value-type="float" office:value="-0.000385145" calcext:value-type="float">
            <text:p>-0.000385145</text:p>
          </table:table-cell>
          <table:table-cell office:value-type="float" office:value="-0.000781283" calcext:value-type="float">
            <text:p>-0.000781283</text:p>
          </table:table-cell>
          <table:table-cell office:value-type="float" office:value="-0.000385145" calcext:value-type="float">
            <text:p>-0.000385145</text:p>
          </table:table-cell>
          <table:table-cell office:value-type="float" office:value="0.000945959" calcext:value-type="float">
            <text:p>0.000945959</text:p>
          </table:table-cell>
          <table:table-cell/>
        </table:table-row>
        <table:table-row table:style-name="ro1">
          <table:table-cell office:value-type="string" calcext:value-type="string">
            <text:p>dataMax</text:p>
          </table:table-cell>
          <table:table-cell table:style-name="Default" office:value-type="float" office:value="27.480160051" calcext:value-type="float">
            <text:p>27.480160051</text:p>
          </table:table-cell>
          <table:table-cell office:value-type="float" office:value="0.131125466" calcext:value-type="float">
            <text:p>0.131125466</text:p>
          </table:table-cell>
          <table:table-cell office:value-type="float" office:value="0.130473391" calcext:value-type="float">
            <text:p>0.130473391</text:p>
          </table:table-cell>
          <table:table-cell office:value-type="float" office:value="0.139120834" calcext:value-type="float">
            <text:p>0.139120834</text:p>
          </table:table-cell>
          <table:table-cell office:value-type="float" office:value="0.132611211" calcext:value-type="float">
            <text:p>0.132611211</text:p>
          </table:table-cell>
          <table:table-cell office:value-type="float" office:value="0.131125466" calcext:value-type="float">
            <text:p>0.131125466</text:p>
          </table:table-cell>
          <table:table-cell office:value-type="float" office:value="0.132611211" calcext:value-type="float">
            <text:p>0.132611211</text:p>
          </table:table-cell>
          <table:table-cell office:value-type="float" office:value="0.006182356" calcext:value-type="float">
            <text:p>0.006182356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Min</text:p>
          </table:table-cell>
          <table:table-cell table:style-name="Default" office:value-type="float" office:value="27.439726866" calcext:value-type="float">
            <text:p>27.439726866</text:p>
          </table:table-cell>
          <table:table-cell office:value-type="float" office:value="0.121017709" calcext:value-type="float">
            <text:p>0.121017709</text:p>
          </table:table-cell>
          <table:table-cell office:value-type="float" office:value="0.123506203" calcext:value-type="float">
            <text:p>0.123506203</text:p>
          </table:table-cell>
          <table:table-cell office:value-type="float" office:value="0.135144607" calcext:value-type="float">
            <text:p>0.135144607</text:p>
          </table:table-cell>
          <table:table-cell office:value-type="float" office:value="0.127515411" calcext:value-type="float">
            <text:p>0.127515411</text:p>
          </table:table-cell>
          <table:table-cell office:value-type="float" office:value="0.123506203" calcext:value-type="float">
            <text:p>0.123506203</text:p>
          </table:table-cell>
          <table:table-cell office:value-type="float" office:value="0.127515411" calcext:value-type="float">
            <text:p>0.127515411</text:p>
          </table:table-cell>
          <table:table-cell office:value-type="float" office:value="0.003805341" calcext:value-type="float">
            <text:p>0.003805341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Mean</text:p>
          </table:table-cell>
          <table:table-cell table:style-name="Default" office:value-type="float" office:value="27.457921798" calcext:value-type="float">
            <text:p>27.457921798</text:p>
          </table:table-cell>
          <table:table-cell office:value-type="float" office:value="0.126554882" calcext:value-type="float">
            <text:p>0.126554882</text:p>
          </table:table-cell>
          <table:table-cell office:value-type="float" office:value="0.127905195" calcext:value-type="float">
            <text:p>0.127905195</text:p>
          </table:table-cell>
          <table:table-cell office:value-type="float" office:value="0.137497402" calcext:value-type="float">
            <text:p>0.137497402</text:p>
          </table:table-cell>
          <table:table-cell office:value-type="float" office:value="0.130652493" calcext:value-type="float">
            <text:p>0.130652493</text:p>
          </table:table-cell>
          <table:table-cell office:value-type="float" office:value="0.128495023" calcext:value-type="float">
            <text:p>0.128495023</text:p>
          </table:table-cell>
          <table:table-cell office:value-type="float" office:value="0.130652493" calcext:value-type="float">
            <text:p>0.130652493</text:p>
          </table:table-cell>
          <table:table-cell office:value-type="float" office:value="0.004989027" calcext:value-type="float">
            <text:p>0.004989027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Median</text:p>
          </table:table-cell>
          <table:table-cell table:style-name="Default" office:value-type="float" office:value="27.459943456" calcext:value-type="float">
            <text:p>27.459943456</text:p>
          </table:table-cell>
          <table:table-cell office:value-type="float" office:value="0.126357094" calcext:value-type="float">
            <text:p>0.126357094</text:p>
          </table:table-cell>
          <table:table-cell office:value-type="float" office:value="0.128005758" calcext:value-type="float">
            <text:p>0.128005758</text:p>
          </table:table-cell>
          <table:table-cell office:value-type="float" office:value="0.137723403" calcext:value-type="float">
            <text:p>0.137723403</text:p>
          </table:table-cell>
          <table:table-cell office:value-type="float" office:value="0.130801912" calcext:value-type="float">
            <text:p>0.130801912</text:p>
          </table:table-cell>
          <table:table-cell office:value-type="float" office:value="0.128751412" calcext:value-type="float">
            <text:p>0.128751412</text:p>
          </table:table-cell>
          <table:table-cell office:value-type="float" office:value="0.130801912" calcext:value-type="float">
            <text:p>0.130801912</text:p>
          </table:table-cell>
          <table:table-cell office:value-type="float" office:value="0.005084053" calcext:value-type="float">
            <text:p>0.005084053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Average</text:p>
          </table:table-cell>
          <table:table-cell table:style-name="Default" office:value-type="float" office:value="27.457921798" calcext:value-type="float">
            <text:p>27.457921798</text:p>
          </table:table-cell>
          <table:table-cell office:value-type="float" office:value="0.126554882" calcext:value-type="float">
            <text:p>0.126554882</text:p>
          </table:table-cell>
          <table:table-cell office:value-type="float" office:value="0.127905195" calcext:value-type="float">
            <text:p>0.127905195</text:p>
          </table:table-cell>
          <table:table-cell office:value-type="float" office:value="0.137497402" calcext:value-type="float">
            <text:p>0.137497402</text:p>
          </table:table-cell>
          <table:table-cell office:value-type="float" office:value="0.130652493" calcext:value-type="float">
            <text:p>0.130652493</text:p>
          </table:table-cell>
          <table:table-cell office:value-type="float" office:value="0.128495023" calcext:value-type="float">
            <text:p>0.128495023</text:p>
          </table:table-cell>
          <table:table-cell office:value-type="float" office:value="0.130652493" calcext:value-type="float">
            <text:p>0.130652493</text:p>
          </table:table-cell>
          <table:table-cell office:value-type="float" office:value="0.004989027" calcext:value-type="float">
            <text:p>0.004989027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StdDev</text:p>
          </table:table-cell>
          <table:table-cell table:style-name="Default" office:value-type="float" office:value="0.009860987" calcext:value-type="float">
            <text:p>0.009860987</text:p>
          </table:table-cell>
          <table:table-cell office:value-type="float" office:value="0.002565307" calcext:value-type="float">
            <text:p>0.002565307</text:p>
          </table:table-cell>
          <table:table-cell office:value-type="float" office:value="0.001541168" calcext:value-type="float">
            <text:p>0.001541168</text:p>
          </table:table-cell>
          <table:table-cell office:value-type="float" office:value="0.001024434" calcext:value-type="float">
            <text:p>0.001024434</text:p>
          </table:table-cell>
          <table:table-cell office:value-type="float" office:value="0.001307427" calcext:value-type="float">
            <text:p>0.001307427</text:p>
          </table:table-cell>
          <table:table-cell office:value-type="float" office:value="0.001621315" calcext:value-type="float">
            <text:p>0.001621315</text:p>
          </table:table-cell>
          <table:table-cell office:value-type="float" office:value="0.001307427" calcext:value-type="float">
            <text:p>0.001307427</text:p>
          </table:table-cell>
          <table:table-cell office:value-type="float" office:value="0.000682409" calcext:value-type="float">
            <text:p>0.000682409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empC</text:p>
          </table:table-cell>
          <table:table-cell office:value-type="string" calcext:value-type="string">
            <text:p><text:s/>TC1</text:p>
          </table:table-cell>
          <table:table-cell office:value-type="string" calcext:value-type="string">
            <text:p><text:s/>TC2</text:p>
          </table:table-cell>
          <table:table-cell office:value-type="string" calcext:value-type="string">
            <text:p><text:s/>TC3</text:p>
          </table:table-cell>
          <table:table-cell office:value-type="string" calcext:value-type="string">
            <text:p><text:s/>Avg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StdDev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07" meta:object-count="0"/>
    <meta:generator>LibreOffice/5.2.7.2$Linux_ARM_EABI LibreOffice_project/20m0$Build-2</meta:generator>
  </office:meta>
</office:document-meta>
</file>